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980208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D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D,Game Ti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0093255,Forza Horizo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701699,Forza Horizon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9871275,Forza Horizo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5594829,Jurassic World Evolu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1004118,Sniper Elite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764563,Sniper Elit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379133,Tinyk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4369121,Saints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7182103,F1 Manager 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522726,Madden NFL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676903,Two Point Camp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401706,F1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073184,Halo Infi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42,Halo 3 (Xbox 36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309799,Dead by Daylight (Xbo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4039928,Halo : The Master Chief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970705,Blazing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49,Halo 4 (36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9916287,Dead Rising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516715,Apex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7702870,OutRi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516900,Ninja Gaiden 3: Razor's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973977,Gears of War: Ultimate Edition for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499398,Gear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046491,Gears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8834516,State of Decay 2: Juggernaut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20305,Crackdown 3: Wrecking Z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4378203,Crackdown 3: Campaig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1305648,Totally Accurate Battle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543324,Aragami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962134,Phasmopho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7025209,Wolfenstein: The New Order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5867988,The Evil Within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8787950,Age of Empires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599316,Age of Empires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945804,Age of Empires III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110805,Robl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807356,Twelve Minu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0018025,Halo Wars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7928394,Halo Wa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218801,Dead by Daylight (Window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314691,Psychonaut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860928,Microsoft Fligh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923716,Gears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5342780,Grounded - Game P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113201,Sea of 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201494,Aliens: Fireteam E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250788,Fort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204696,PlayerUnknown's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218235,Fall Guys: Ultimate Knoc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3730484,ARK: Survival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818168,Halo Infinite - Ins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179407,Back 4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421327,Teenage Mutant Ninja Turtles: Shredder's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7966762,Black Survival: Eternal Retu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130223,Tom Clancy's Rainbow Six Si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819514,Team Fortres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613380,Garry's M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906881,SM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585413,Who's Your Dad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8650050,Half-Life: Aly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473846,Beat 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699532,League of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803876,Dungeon Defender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264477,Taiko no Tatsujin: The Drum Master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220276,Phantasy Star Online 2 New Gen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766682,Generation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119975,Among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329553,Total War: Warhammer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7877464,Final Fantasy XIV Online: A Realm Re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6764962,VALOR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047744,Destin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8679142,Black Desert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2124110,Dot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6165876,The Asc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2329140,The Riftbreaker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630713,Halo 5: Guardi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4168993,Age of Empires II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287491,Marvel's Av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288261,Dying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8525856,Halo: MCC Ins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462158,Daunt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735443,Darkest Dungeon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723607,Overwa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494077,Microsoft Solitair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636074,Call Of Duty Cold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533230,Forza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003647,Microsoft Worda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399821,ONE PUNCH MAN: A HERO NOBODY KN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2158305,Call of DutyÂ®: Black Op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482525,Call of DutyÂ®: Black Ops Cold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701699,Forza Horizon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2945112,Atomi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6226383,Vegas 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756621,Surgeon Simulat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2658518,Star Cros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565788,Atomicrops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668170,World Soccer Strikers '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7958746,Just DanceÂ®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716263,Farming Simulator 19 - Window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801032,PAW Patrol: Adventure City Ca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002788,Farming Simulator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6871347,Yakuza Kiwami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439943,The Last Door - Comple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304779,The Darkside Detective: A Fumble in the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891347,The Darkside Detec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6619018,The Sinking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238632,Leisure Suit Larry - Wet Dreams Don't D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643149,Yakuza Kiwa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528067,Let's Cook Toge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878640,60 Second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835000,THE Casino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281209,FUS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3836989,I Saw Black Clou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5337746,Brief Batt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8794811,Solitaire 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801878,NieR:Automata_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713376,Genesis N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4927250,Brunswick Pro Billi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157539,Puyo Puyoâ„¢ Tetris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9788094,MotoGP20 - Microsoft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9227086,MotoGPâ„¢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442135,Let's Sing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1794133,Just Dance 2019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2366974,PC Build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4921092,Let's Sing Qu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1398452,Peaky Blinders: Masterm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3175061,MXGP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577136,Farm for your 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7239411,Minute of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4931030,Aerial_Knight's Never Y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7272098,The Last Show of Mr. Chard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6017924,Crea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9175632,Cymatically Muff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4143156,Beach Buggy Racing 2: Island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365132,Papa's Qu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610960,Cold Silence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795180,Mask of Mists (Xbox Series X|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883902,Werewolf: The Apocalypse - Heart of the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8901412,Off Road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092917,Spirit of the North: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3175225,The Forbidden 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1702433,Cris 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1223782,Katamari Damacy Reroll_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860928,Microsoft Fligh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4538394,Cris Tales Wi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755957,Mind Ma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300879,BQM - BlockQuest M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906964,namcot collection_Ba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2932864,Cosmic Top Secr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0659251,Out of 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913309,Katamari Damacy Reroll_Ba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918777,Demolish and Bui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7641293,Treasure Hunter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5100318,PlayShow Jeopardy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866832,Landflix Odys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951692,Ary and the Secret of Sea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1696465,Drawngeon: Dungeons of Ink and 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7426654,My Child Lebens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7679407,Big Pha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538174,Splash Blast Pa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827903,Oli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609776,Tamash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985876,Cin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5542065,Sparkle 4 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971356,Wunder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0268897,Harvest Moon: Light of Hope SE Compl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0555114,El Hijo - A Wild West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3830877,Monster Truck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7714585,Monster Truck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5564752,Marble D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369921,Pumpkin J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4295116,Lou's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2758426,WRC 9 FIA World Rally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300956,Neighbours from H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554729,Skul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6081678,Outbreak: The New Nightmare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706628,Harvest Moon: Mad D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6920276,Ghost Sw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551425,My Universe - My Bab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065195,Nubarron: The adventure of an unlucky g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6159338,Journey of the Broken Cir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531904,Robot Squad Simulator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0850673,3 out of 10: Season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483372,Portal of Evil: Stolen Ru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0979596,Steven Universe: Unleash the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7036451,Cake B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239168,Down in Berm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1261259,Bip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0593751,Cal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3385474,TOH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604199,Summer in M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9936313,Little Big Works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2977443,Crash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366957,Elli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856880,Pilot Spo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8710093,Monster Sanctuary Wi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627919,Wilmot's Ware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303930,Darkestville Cas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129713,Planet Co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5712967,Streets of R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798709,TetrisÂ® Effect: Connec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650793,Skelatt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4569178,Rusty Spout Rescue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998028,Unruly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490701,Fuzz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2850648,Road to Ballha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710956,Cube Rai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109525,My Universe - School Tea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46986,Flipping 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771861,Woven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850304,ATV Drift &amp; Tricks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7703927,Beyond B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926097,Megaquar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932738,Edgar - Bokbok in Boulz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006334,Neon Abyss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517029,West of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6826312,Close to the S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3296121,Defun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843094,Trover Saves the Uni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669263,Levelh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5149549,Smoots Summer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8989874,Decay of Log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333721,Marenian Tavern Story: Patty and the Hungry G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576204,Bears Canâ€™t Drift!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546142,Two Point Hospital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834532,RAGE 2 -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9804324,Ori and the Will of the Wis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23030,Premium Pool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145726,Party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187780,Claws of Fur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406800,My Little Riding Champ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021544,CASE: Animatron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1775053,Party G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806231,Keep Talking and Nobody Explo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5295262,Shadow Fencer Thea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6159913,Crimson K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463130,Mug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5176110,The Outer Worlds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7066829,Ori and the Blind Forest: Definitive Edition - Nintendo Sw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563833,DiRT Rally 2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333860,WRC 8 FIA World Rally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1459509,Ape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939920,Puyo Puyo Champ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884385,For The King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838306,Fishing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642799,Neonw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225844,11-11 Memories Reto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1290513,Instant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4438197,Shape of the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396406,Airheart - Tales of broken W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673599,Pumped BMX P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613498,I Hate Running Backw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934966,Drago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2246602,Awkw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5846135,LEGOÂ® DC Super-Vill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824534,Iconocla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429347,Risk of Ra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6551350,FAR: Lone S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7527949,Operencia: The Stolen S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1090289,Tom Clancyâ€™s Ghost ReconÂ® Break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6435492,Road Redem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3811602,Steel Rat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785815,WolfensteinÂ® II: The New Colossu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888621,Galaxy Control: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756340,They Are Bill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4168993,Age of Empires II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466190,Spark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0010864,Two Point Hospital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6709804,Omens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0187268,Nine Parch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259331,Darksider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132960,Dead Ce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6508918,Fa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6145947,Moonligh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625304,Top 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346272,Neverwinter Nights: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0047319,Sekiroâ„¢: Shadows Die Tw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734537,Truck Racing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3676642,Throne Quest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000869,Slay The Sp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293778,Darwin Proj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514854,Outw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0586683,Wizard of Le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3805558,Simulac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1516198,The Surg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0882151,CRSED: F.O.A.D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926264,Phoenix 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6478046,Plague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671134,Double Cr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577996,Must Dash Amig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373574,Xenon 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5400039,HELLFRON: HONEYM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565485,Risk of 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5186656,GREEN VIDEO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0662193,Zombi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3403666,SteamWorld Di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511735,Munchkin C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265285,War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873478,RGX: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30915,Ninjin: Clash of Carr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06755,Think of the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809839,Undead Ho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3091269,INVERSUS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273028,Thief of Thieves: Season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55835,Felix The Re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492211,Sea Sa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5560154,Virtual Villagers Origins 2 X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040487,Tom Clancy's The Division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613627,Citizens of Sp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4298669,Bad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367469,SolSerap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8727066,Jagged Alliance: Rag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603662,Minion Ma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446567,WORLD OF FINAL FANTASY MAXI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4696468,The Lord of the Ring : The Living Car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772240,The Bard's Tale IV: Directo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2567557,Hand of the G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2826607,Vig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0870116,Night Call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9155231,The Council - Episode 1: The Mad 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256697,My Time at Port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393976,Sundered: Eldritch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8283108,Golem G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736974,Pandemic: The Boar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0807586,Unknown F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105208,Tetsumo 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4411144,Immortal: Unchai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48742,Outer Wi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2807745,Dark Ques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8298055,Void Bast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7319667,Space Hulk: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857707,Bendy and the Ink Machin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8965135,Descen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5260133,Stories: The Path of Destin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8868707,Hell War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740414,Wargro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5635,The Su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30315,Genesis Alpha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3306295,Shining Resonance Ref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550099,Velocity 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3969466,NARUTO TO BORUTO: SHINOBI STRI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6120507,RIOT - Civil Run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547531,Mining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2820120,Youtubers Life - OMG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5312805,Desert Chi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50781,Animal Super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1182073,Mulletman and the Mole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3423732,Party Jous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913499,Fallout 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535578,WARRIORS OROCHI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653045,Starlink: Battle for At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5349030,Asphalt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52469,Kingdom Two Crow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597888,Hungry SharkÂ®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457147,Mutant Year Zero: Road To 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764672,BEL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910874,I Am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341563,Revol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7339341,Brawlha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8827848,Eternal Car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880578,#War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054861,Coffee Cri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132957,Iron W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70438,MOTHERGU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6450581,Hyper Uni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5095203,Warf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623797,Time Reco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1662901,Monster Energy Supercross - The Official Video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687485,3on3 FreeSty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620879,Scribblenauts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967131,Dimension 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8803087,Space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4363462,Graveyard K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1051466,Disneyland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96495,Robocraft Inf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7413393,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4612576,Sonic M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2540041,Next Up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483923,The Infectious Madness of Doctor Dek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5783814,Gekido Kintaro's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837982,Masters of Ani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349778,Defiance 20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8529719,ST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829845,OK K.O.! Let's Play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2787,Disco Dodgeball - REM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8418364,JY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9464821,South Parkâ„¢: The Fractured but Whol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1224608,Need for Speedâ„¢ Payb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958977,Hand of Fat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901068,Rui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649485,W.O.R.L.D.S: Win Own Reinvent Live Discover 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2404126,Palad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112755,Defender's Quest: Valley of the Forgotten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07511,The Metronomicon: Slay the Dance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274489,Hammerwa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3693396,ÅŒKAMI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635664,AeternoBl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4538690,Air Missions: H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3593533,Path of Ex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075261,Marvel Heroes Om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1807457,Portal K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4829211,Turok 2: Seeds of Ev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1037441,Age of Wonders: Planet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5446928,LOST ORBIT: Terminal Velocit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756158,Spiritfa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732337,Necromunda: Hired G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2286558,Crown Tr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914938,Nuclear Thr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145056,The Artful E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3311254,Arrest of a stone Budd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353875,Craft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2936107,Cobra Kai: The Karate Kid Saga Contin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844217,Islan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914892,Boyfriend 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0238573,Cardaclysm: Shards of the F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1163040,Immortal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384528,Ben 10: Power Tr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295360,Monster Sanctu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423425,SWORD ART ONLINE Alicization Lyco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283473,Recomp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638559,Crash Driv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850928,MouseBot: Escape from CatL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5242158,Library Of R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9300522,Last St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000217,Flowlines V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414001,Goro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2309066,WWE 2K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613703,Lethal League Bla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268108,Trollhunters: Defenders of Arca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256516,Cave Dig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6463781,Genetic Dis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852578,Tools U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310078,Q-YO Bl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5301419,Within the Bl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981363,Eff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0437211,Indigo 7 Quest of l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646696,Curse of the Dead G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2832008,WRC 7 FIA World Rally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072675,Speed 3: Grand Pr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702583,Daunt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8509778,Galaxy Champions T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092694,Going U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1055981,Worms Rum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7917131,Deep Rock Gala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892809,Knockout City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4837784,SM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8839217,The Elder Scrolls V: Skyrim Special Edition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1400679,Yakuza: Like a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604411,Dungeon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2525153,Tank Brawl 2: Armor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4043658,Mafia II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891958,Space Otter Char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4130173,Hav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1981610,The Bluecoats - North &amp; South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624416,Dark Nights with Poe and Mun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5426064,Heavy Metal Mach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790147,Watch Dogs: Le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4867598,XIII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146885,Unspot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028646,Strike Force 2 - Terrorist H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028375,Sin Slayers: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038870,Savage Hallow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956980,Warface: Brea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796012,Bloons TD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4726864,Enlis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405472,Nickelodeon Kart Race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812340,SturmFront - The Mutant War: Ube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046491,Gears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589006,Yakuza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805434,Narita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291815,Supraland (Win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4791683,Vampire's Fall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4577583,Ion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0863486,Explosionade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657099,Chro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054795,MONSTER HUNTER: WORL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6694005,Akuto: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730360,Mail M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5071304,Rover Wars : Battle for M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2004205,Neon Aby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190534,Speed Lim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2629582,Killer Queen Bl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523812,Overrid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068328,Rodent Warri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5009589,Outbreak: Lost Hope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8499153,A Hat in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451202,Gr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7951399,Lonely Mountains: Downh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3639722,Get 10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4276891,RAG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0985256,Torchlight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008930,Bartlow's Dread Mac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629720,V-Rally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450318,Hunt: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409537,Yu-Gi-Oh! Legacy of the Duelist: Link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990545,Terat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633627,Quiplash 2 InterLASHio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518315,Neo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806769,Duck Life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750733,Hunt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9321814,CUBERS: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097848,Carto (Win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707155,G.I. Joe: Operation Blac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365913,Monster T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9786310,Gleam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366287,Welcome To El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676808,Police Ch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8761430,Steampunk Tow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057372,Yes-Your Gr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252569,Need for Speed Hot Pursuit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632879,Shoot 1UP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4061721,Lovecraft's Untold Sto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217211,Dread Nauti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5618656,Book of Dem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5756532,Star Renegades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2119715,Star Renega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5265143,MageQ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779427,Cryog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8298719,Warhammer: Chaosb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3313277,Knights and Bik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981346,ScourgeBri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6294633,Switch 'N' Sho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2735559,9 Monkeys of Shao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602409,The Persist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604131,Unruly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311848,For The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5466605,Commander â€™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4041664,Fade to Sil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740207,Supr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897848,Assault On Metaltr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923276,Katana Zero XB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000312,Ikenf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218170,Street Outla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856133,THE LAST 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057356,Area 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9761321,Talking Tom Candy 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1217822,Drake Holl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6618155,Quest Hu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3320889,Cyber Protoc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868016,Perfect Traffic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9133963,Praetorians - HD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6823935,Bounty Ba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020537,Everreach: Project 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4134484,Dog Du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524932,Power Rangers: Battle for the Gr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027459,Educational Games for Kids (for Xbo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776820,UnderM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6184528,Wind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568255,Trailm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534896,Roundgu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8862451,Hyper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217533,Stones of the Reven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5865634,Nowhere Proph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582364,Need for Speedâ„¢ 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828260,Bloodstained: Curse of the Mo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9412372,Night C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799970,Spartan Fi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4997626,West of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4639484,WART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632601,Ninja Sho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8176431,Braveland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294814,Project War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7267025,N+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0198155,Headliner: NoviNe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8563081,Horizon Chase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156610,Earth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7675910,Ultimate Ski Jumping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8537566,The Outer Wor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4859567,Reverse Craw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165399,Regions of R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1019717,Shaolin vs Wuta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890638,Gift of Parth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751396,Skelly Sel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979464,Duke of Def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036976,Infinite Beyond the M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1565894,Crawlers and Brawl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535801,Black Parad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4459605,Flashb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175655,Knights of Pen and Paper +1 Deluxie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766379,Stranded Sails - Explorers of the Cursed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1089814,Mercenary 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4517129,Knights of Pen &amp; Paper 2 Deluxiest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3719970,GR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2293824,Flutter Bom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7032200,Cook-Serve-Delicious! 2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4515329,AngerForce: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4003877,Agents vs Vill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0253483,ACA NEOGEO Money Puzzle Exch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080469,Mars: Chaos Men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858060,Vosaria: Lair of the Forgo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426142,Deponia Dooms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680242,DEAD OR ALIVE 6: Core Figh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833523,Nippon Mara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6942618,ACA NEOGEO RIDING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858132,RemiL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638183,DreamWorks Dragons Dawn of New Ri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1819472,Yonder: The Cloud Catcher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0827622,Treasure St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3214663,Almost There: The Platfor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454608,ACA NEOGEO TOP PLAYERâ€™S G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1220532,NBA 2K Playgroun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8321370,Ages of Mages: The last k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040902,Salt and Sanctu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1650903,Evoland Legend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8004246,Steamro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959720,Smoke And Sacri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0950858,StickTy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169070,Boss 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583920,Odium to the C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290529,Idle Champions of the Forgotten Real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8102722,ACA NEOGEO GHOST PIL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8859839,Catastrona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8857974,On A Roll 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7147246,ACA NEOGEO SENGOKU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1527019,æ­»å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9036777,Floor K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005257,Chronus Ar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0947936,The Last Door: Season 2 Collector'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8198598,ACA NEOGEO BLAZING 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6155904,RAZ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5471987,My Memory of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960285,Guts &amp; Gl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9835635,The MISSING: J.J. Macfield and the Island of Memo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3468027,Mega Man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973859,Fossil Hun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134312,Dand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591686,ONRUSH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2943224,Lichtspee: Double Spee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5188640,Aces of the Luftwaffe - Squadr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352660,Tee Time G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105514,Shift Quant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781024,Grab the Bo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910760,Fear Effect Sed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005377,Zazmo Arcade P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0101074,Dead Ce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27013,Danger Zon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8900621,ACA NEOGEO MUTATION N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162889,Candle: The Power of the Fl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3167706,The Invisible Ho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677223,D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3485628,War Planet Online: Global Con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616555,Magical Bric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554488,ACA NEOGEO PUZZ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8162500,ACA NEOGEO MAGICAL DROP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9849932,Quantic Pin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9677406,The Raven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257659,Overdriven Reloaded: Speci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7538060,Little Triang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157525,God of Light: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9494676,ACA NEOGEO KING OF THE MON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4389929,Raining Bl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336034,ACA NEOGEO NEO TURF MA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6375163,Pinball F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9916261,Warhammer 40000: Inquisitor - Mart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3253592,Rebound Dodgeball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5960524,Metro Exod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147420,Lost E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1114585,Hive Ju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2456871,Battleto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9892926,LEGRAND LEGACY: Tale of the Fateb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8915001,SnowRu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427193,Hexagroove: Tactical D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9745138,TRANSFORMERS: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5476507,Doughlings: In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2035245,namcot collection VOL.2_Ba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8746653,Phoenix Wright: Ace Attorney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3810986,Solitaire TriPeaks Flow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311963,Sam &amp; Max Save the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193820,Legend of the Tetrarc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676989,Tanknar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410679,Blaze and the Monster Mach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807356,Twelve Minu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455960,art of ral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566775,CD-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058598,Weapon of Choice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5026867,Golf Club: Wast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301012,Flasko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9634325,Action Arcade Wrest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1194104,Wreckf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122581,Stranger Things 3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760519,Off And On Ag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3752537,Drone Gladiator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910025,Mahjong by Microso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452826,Dodgeball Academ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5217179,Golf With Your Fri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064663,It Lurks Bel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5560230,LIM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582061,Pushy and Pully in Block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185325,Flatland Vol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763016,Cross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114824,Microsoft Number Puzz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003155,Family Fe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082203,Trenga Unlimi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303390,Wreckf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4375706,Bit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2946250,The Wild at He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011808,BlizzardÂ® Arcad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273780,Observ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600743,Capcom Arcade Stad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8973441,Human Fall Fl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421502,Karma. Incarnatio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3076844,Jay and Silent Bob - Mall Braw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625575,Sure Foo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088335,Subnautica: Below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966091,Fora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518145,KINGDOM HEARTS â…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697574,OCTOPATH TRAVE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163708,Narita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029347,Tennis World Tour 2 - Scarle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249480,Rip Them O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179727,Grim Fandango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6988078,Morkre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896606,Desperado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911457,VA-11 Hall-A: Cyberpunk Bartender 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086965,Desperado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6010657,Cyber Shad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165271,Eastsh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607296,The Surge 2 -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6577202,Unto the 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0733075,Metro Exodus (Window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1310927,Who Wants to Be a Millionaire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9740731,Metro: Last Light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0509688,Thu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769487,The Jackbox Party Pack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690930,Forgotton A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9444828,Clan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945804,Age of Empires III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5118354,GONNER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6217968,I-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217657,Five Nights at Freddy'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882488,Towaga: Among Sha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278465,Kid Trip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358298,Mortal Kombat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3695074,Five Nights at Freddy'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3383424,Ever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117680,Wer weiÃŸ denn sowas? - Das Spi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8105232,Assassin's Creed Valha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914268,Street Racer Undergr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086168,Microsoft Su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8510344,Twin Breaker: A Sacred Symbols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310813,After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847362,Tobuscus Adventures: Wiz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788696,Tennis World Tou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140981,Double Kick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433734,Saints Row IV: Re-Elec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154977,Children of M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822207,Deleve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2969635,Party Har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9321756,Microsoft Minesw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637637,Cook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710939,Skater X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863742,Microsoft Jigs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542903,Yoku's Island Exp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2994269,Linn: Path of Orch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258006,The Bard's Tale: Remastered and Resnark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011414,Starlit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128121,Lunch A Paloo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379691,Disinte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2038382,Mystery M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146600,Escape From Teth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393910,Otherc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2768277,The Ambass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4788774, Ultimate Fish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563707,House Fli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7013516,Radical Rabbit St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441812,Ashes Cric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128615,#Fun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3718863, SUPERHOT: MIND CONTROL DEL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801480,Dunk 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648684,Edna &amp; Harvey: The Breakout - Annivers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5781815,One Dog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384281,Rigid Force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145602,Sisters Royale: Five Sisters Under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258106,VASARA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6267222,Double Dragon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609238,VASARA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960829,Arcade Spir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2565641,Pikuni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3285802,PONG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5242813,One More 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277224,Super Mega Space Blaster Special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5954,DRAGON BALL FIGHTER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655737,Kunio-kun: The World Classics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023214,FINAL FANTASY 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811924,Wolfenstein II: The New Colos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326478,Kunio-kun's Nekketsu Soccoer 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594594,Surprise! Nekketsu New Records! The Distant Gold Med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345431,Go-Go! Nekketsu Hockey Club Slip-and-Slide Ma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2273028,Downtown Special Kunio-kun's Historical Period Drama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097646,Downtown Nekketsu March Super-Awesome Field Day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1772596,DEMON'S TI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4860924,Gato Robo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8204673,Full Metal Fu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570900,Nekketsu High School Dodgeball 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613823,Overcooked!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003112,P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7926896,Freedom Fi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1858143,Wolfenstein: Youngblood -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9508962,Vamp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584367,The Mosa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5342709,Timespi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176886,Shenmue I &amp;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643031,Ritual: Crown of Hor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309304,Hayf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526368,One Finger Death Punch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9365330,Let's Sing 2020 Hits FranÃ§ais et Internationa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7564672,Microsoft Treasure H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7811156,The Adventures of 00 Dilly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825187,Super Monkey Ball Banana Blitz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477678,AO International Tenni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1455088,Spac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808103,Pro Fish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513011,COLINA: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226313,Sky R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9289856,DOT SHIF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5779345,HyperD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994208,Monster Energy Supercros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020291,Mitsurugi Kamui Hik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0718665,DRAGON BALL Z: KAKAR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0916141,Forgotton A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5036772,Gunvolt Chronicles: Luminous Avenger 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717133,TwinC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5847672,Natsuki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727062,oOo: Asc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4606671,Animal Friends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5732193,Hovership Hav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1655801,Metaloid: Ori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426934,AVICII Inve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601240,Rift K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445457,Oniken: Unstoppab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1967313,Edna &amp; Harvey: HarveyÂ´s New Ey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5006443,Jurassic World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850144,ACA NEOGEO BASEBALL STARS 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3194722,Eternum Ex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085184,The CrewÂ® 2 Standar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7817533,PRO EVOLUTION SOCCER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9545209,Ash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9720203,JUMP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298086,Dead End J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436735,Please Don't Touch Anyth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460723,Ar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08036,American Fugi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367207,Farmer's Dynas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847837,Bee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851415,All-Star Fruit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584766,Trine 4: The Nightmare Pr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955008,TOKI Juju Densets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2548859,Truck Dr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007476,Team Sonic Racing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891659,Story of a Gladi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371555,Super Dodgeball Be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532210,Suba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373196,STAY COOL KOBAYASHI-SAN!: A RIVER CITY RANSOM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859130,Valf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2439253,The Penguin Fac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7192082,The Su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7772,Arcade Islands: Volume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699557,The Bradwell Conspir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831145,Tokyo Warfare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9648042,Alwa's Awake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352092,PBA Pro Bow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5974437,Door Kickers: Action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7803377,Cat Ques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310047,K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7162038,Driven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138534,Lost Artifacts: Time Mac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924307,St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484190,Pig Eat 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5799767,STELLAT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927330,Debris Inf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0299798,Carnival Games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157937,Marvel vs. Capcom: Infi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3118690,ACA NEOGEO KING OF THE MONSTERS 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707563,ACA NEOGEO STAKES WINNER 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1418992,ACA NEOGEO THRASH RALLY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1102512,ACA NEOGEO ZUPAPA!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402778,FINAL FANTASY XV POCKET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9006511,ACA NEOGEO CYBER-LIP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154846,Heart 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835040,The Z Axis: Continu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0744595,ACA NEOGEO CROSSED SWORDS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418401,AO Ten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655423,Play the 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5868586,Dangerous Driv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5925765,ACA NEOGEO PREHISTORIC ISLE 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8876063,ACA NEOGEO LEAGUE BOWLING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272430,Regalia: Of Men and Monarchs - Roy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173642,The Walking Dead: The Final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635123,Mad Stre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029288,Space Station Spr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5975476,Alphaset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201494,Aliens: Fireteam E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5269293,Panzer Dragoon: Rem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299042,Endless Fables: Shadow W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8795137,Darker Sk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9625152,Minigolf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9836595,I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919291,Mythic Oc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419207,Checkers for K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492588,Paradise Lo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006490,Lost Words: Beyond the P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8887234,Doctor Who: The Lonely Assass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611014,Gallic Wars: Battle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7587652,Overcooked! All You Can 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9791468,The Last Rolling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3443419,Crimson S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248961,PHOG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246316,Cuccc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0517812,Night B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686590,Enter Dig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000526,Where the Snow Sett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1176840,Long Ago: A Puzzle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640476,Raji: An Ancient EpiÑ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837755,Wizo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420520,The Strange Story Of Brian Fisher: Chapter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8347207,Gaps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5512677,Ice Cream Sur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445813,Knight Squa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422557,Lost Grimoires 3: The Forgotten Well (Xbox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279725,The Procession to Calv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770178,PAW Patrol Mighty Pups Save Adventure B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1105054,TY the Tasmanian Tiger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7891457,Little Nightmare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7202060,Alba: A Wildlife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2793649,Super Soccer Blast: America vs Eu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213026,Family Mysteries 3: Criminal Mindset (Xbox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822482,Asterix &amp; Obelix XXL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279822,Eight Drag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4240330,Baldur's Gate: Dark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6037555,Orbital 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9402208,WarDogs: Red's Retu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592943,Tesla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716369,It Takes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7535525,Moon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9809772,Royal Tower Def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838775,Demon Hunter: Revelation (Xbox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5622580,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9859673,Skyland: Heart of the Mountain (Xbox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972603,Doodle Devil: 3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728129,Gangsta Parad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042977,Chess Knights: Viking 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310402,SELF: Where's my fa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9638,Degrees of Sepa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3662238,Endurance: Space 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846298,Knight's Retr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552815,Mahjong Adventure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313192,Persian Nights 2: The Moonlight Veil (Xbox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6261166,Super Sports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534686,Habroxi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095666,Hyposphere: Rebi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816552,Car Demolition Clic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032545,Iris 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333412,The Last Dead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7386135,Chicken Police - Paint it RED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9588618,The Last Camp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4417553,Word Sudoku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1432568,Tiny Hands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708666,C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652790,Drunken Fi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745362,When the Past was Ar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950192,Shady Part of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6577300,Roundout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4295407,Paw Paw P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5197952,Boomerang F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264234,We should talk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487155,Escape Game Fort Boy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098335,Five D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5851520,Bewitched: Chapter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159483,One Word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674924,Perseph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172423,Totally Reliable Delivery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236963,Rainswe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4502032,Stories Unto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785466,Beat M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292667,Star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872616,Memor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234675,Draug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504987,Family Mysteries 2: Echoes of Tomorrow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8662965,Garfield Kart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7350477,Mars Power Industries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405394,Friday the 13th: Killer Puzz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045983,Fea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113201,Sea of 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7102,HITMAN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009713,Clumsy 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1675837,GR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8676952,Mask of Mi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542728,Family Mysteries: Poisonous Promises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915031,Horde Of Plen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271216,PLANET ALP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391615,Endless Fables: Dark Moor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660315,Nekketsu! Street Basketball All-Out Dunk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4131976,A Fold Ap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777308,Telling 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138487,Super Toy Ca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4475633,Archaica: The Path Of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183116,Ghost Files: Memory of a Crime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661800,Downtown Nekketsu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995109,The Dark Crystal: Age of Resistance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0557199,Nekketsu High School Dodgeball Club - Soccoer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591363,Freakout: Calamity TV 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4228222,Journey to the Savage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092579,Baron: Fur Is Gonna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809691,Glaive: Brick Bre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384566,Jumanj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599316,Age of Empires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656526,The Sojou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676860,Snakeyb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8247544,Gigantosaurus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538028,The Secret Order: Shadow Breach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779336,Uncharted Tides: Port Royal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9324484,S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501413,RID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663768,Dream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9615894,Paw Patrol: On a Ro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141110,Narcos: Rise of the Cart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8954590,Spider Solitaire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0160457,Gaijin Charenji 1 : Kiss or K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903168,Cloc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3524527,UglyDolls: An Imperfect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182660,Redeemer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078054,TERMINATOR: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892230,Dreamwalker: Never Fall Asleep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626737,GOLAZ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462396,Scarlett Mysteries: Cursed Child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786076,ACA NEOGEO METAL SLUG 5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988825,Ice Age: Scrat's Nutty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3020483,Draw a Stickman: EPIC 2 X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6750293,Active Soccer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981590,ACA NEOGEO TWINKLE STAR SPRITES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5601871,Agent A: A puzzle in disgu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332062,Black Mirr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876144,Queen's Quest 4: Sacred Truce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887873,ACA NEOGEO NEO GEO CUP '98: THE ROAD TO THE VICTORY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936172,We Were Here To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0858085,Sallyâ€™s L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9311689,Plants vs. Zombies: Battle for Neighborvill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2503932,ACA NEOGEO THE KING OF FIGHTERS 200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3088881,ACA NEOGEO RAGNAGARD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9161378,Path of Sin: Greed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933320,Elea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705310,Goodbye Dep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270415,Farm Toge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7446909,Chaos on Dep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172856,Another S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185401,ACA NEOGEO AGGRESSORS OF DARK KOMBAT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946683,Royal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468632,Super Tennis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281401,Super Volley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517807,Gra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34978,Asterix &amp; Obelix XX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3141182,ACA NEOGEO WAKU WAKU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325426,The Grand Tour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207976,Modern Tales: Age of Invention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1460880,ACA NEOGEO SAMURAI SHODOWN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522429,At Sundown: Shots in the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3175056,MXGP P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3066610,Rally Rac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3098188,Strange Brig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0974671,King's Heir: Rise to the Throne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212046,MotoGPâ„¢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599213,Doodle Mafia: Crime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8315097,Gem Smas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075131,Heavy Fire: Red Shad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0192428,Bud Spencer &amp; Terence Hill - Slaps And Be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240795,Tyler: Model 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2451592,King's Guard T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1335666,Gene 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0294157,The Spectrum Retr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8157111,State of Anarchy: Master of May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2180643,Persian Nights: Sands of Won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97566,Doughlings: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836962,ACA NEOGEO ROBO AR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420079,Maximum Football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2567888,Danger Z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603436,ACA NEOGEO REAL BOUT FATAL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3532113,Wheelspin Frenz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936527,Street Fighter 30th Anniversar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200455,ACA NEOGEO 2020 SUPER BASE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947424,Grim Legends 3: The Dark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8137475,Enigmatis 3: The Shadow of Karkh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801344,Fumiko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607751,T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65432,Nightmares from the Deep 3: Davy J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153688,FLYING TIGERS: SHADOWS OVER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4631320,Dustoff Heli Rescu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138032,ACA NEOGEO WORLD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53082,Rogue Trooper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144881,ACA NEOGEO ART OF F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478232,ACA NEOGEO FATAL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5558687,Lost Grimoires 2: Shard of 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976112,Rush: A DisneyÂžPixar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041984,Maria The W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737049,Childs S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290462,Dark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1906584,From Earth to Heav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593698,Om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641391,Qu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9880451,FFX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0384361,A Day Without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5085609,LoveCho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753829,Virtuous West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216132,Ha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314691,Psychonaut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4376911,Split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923716,Gears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1520158,My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144264,M.A.C.E. Space Sho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7379046,Z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141551,Escape Sequence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829137,Mushroom Savior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937789,Orbi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503808,Life of Fl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9784772,Rogue Explo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3694302,FINAL FANTASY VIII Remastered WINDOW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859112,Darksider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546980,Barry the Bun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1275658,MyMaitÃ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4648822,Untitled Dark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904526,Bone Marrow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5466746,Sol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613875,HORROR TALES: The W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390358,Mushroom Sav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6165876,The Asc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5734131,Lost At S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043121,inb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375565,Minecraft Dunge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340642,Sig.N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8871844,Bunny Par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09880,Anthem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029019,Freddy Spaghetti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092029,In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2476204,Radon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016246,Sig.NULL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250070,Super Animal Roy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196768,The Toury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7715169,Warhammer: Vermintid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3215481,Race with Ry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385145,Rock of Ages 3: Make &amp; Bre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368869,Bloodro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9541930,Dark Grim Mariupo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985614,Space Jam: A New Legacy -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926512,Akinof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8115231,Bullet B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3764669,Zombie Army 4 - Dead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362955,Bai Qu: Hundreds of Melod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601167,Nexoria: Dungeon Rogue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9104291,Blitz Bre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697479,Smart Mo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7447749,Reactor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3674805,Butterfly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8016900,Bullet B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067709,Butterfly 2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6689469,Castle of no Escap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238303,Smart Moves 2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0454034,The Dark Pictures Anthology: Man Of Me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976503,Super Destronaut DX-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956150,Synchro Hedgehogs (for Windows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1935939,Synchro Hedgeh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6573857,Smart Mov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6785850,Arkan: The dog advent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344349,Mina &amp; Mic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5141626,Lucasfilm Classic Games: Zombies Ate My Neighbors &amp; Ghoul Pa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991132,Loopind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4337118,The King's 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113577,Chess Knights: Shino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266892,Farm Frenzy: Refre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918155,Mixups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2041321,Sable's Gri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1702552,Mount &amp; Blade: Warband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0581353,Blasphemo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204513,Four Kings: Video Po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9695563,Hotshot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893123,ONE PIECE World See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719518,Dungeon Escape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3860928,Destroy All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266369,AntVen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482046,Super Arcade Soccer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832958,A Little Lily Prin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2220535,Crossbow Crus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866029,Super Bomberman R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71625,Torchligh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710701,Techno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114593,Before I Forg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592195,Gutwh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654361,0 Degr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537035,Angels with Scaly W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6594113,Bear With Me: The Lost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717980,Dull G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0032211,Infes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902883,Rift Rac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440136,Rabisco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651157,Brawl Ch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355931,Sayonara Wild He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2418004,RESIDENT EVIL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270586,FINAL FANTASY XII THE ZODIAC 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716754,Crypto by POW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8147176,Moving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522912,The Skylia Prophe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3787135,Rain on Your Par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9384604,Home Sweet H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8408788,Ravensword: Shadowlands - Xbox On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704057,Heal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446686,Kingdom of Arca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589975,Mortal Sh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070017,Yoko &amp; Yuki: Dr. Rat's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7702870,Outri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437752,Rogue Compa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0320477,Fami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0184182,Cle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836835,Acale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4028139,Pillars of Eternity 2 -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425405,Evil In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463671,Spirit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1932812,DIRT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9893240,Hellbreac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509385,Kill It With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013041,Sumatra: Fate of Yan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6512352,Astrolog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963818,Warrior Boy X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1623548,Under Lea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797310,Dreaming Sar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499227,Eventide 3: Legacy of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8224088,Cave B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5800494,Stunt Kite 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441406,Active Neurons 3 - Wonders Of The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1531366,Life of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9192294,Aery - A Journey Beyond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41781,Saints RowÂ®: The Thirdâ„¢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2973243,Boom Bl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0032551,Caves and Castles: Under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766972,Void G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799945,Nickelodeon: Kart Rac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2519040,UltraGoodnes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782946,How to take off your Mask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907442,Super Soccer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599983,Roombo: First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2875348,Outbreak: The Nightmare Chronicles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4669257,Onei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612470,Outbreak: Epidemic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7339353,Control PCG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517776,Glittering Sw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344339,Control - Xbox Series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023780,The Med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970769,Project Starship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071668,Freddy Spaghet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6981192,BorderlandsÂ®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1889204,Call of The Sea W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0942588,STAR WARS Jedi: Fallen Ord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105433,Skyca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753130,ï»¿Loot Hero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986766,KAUILâ€™S TREAS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601917,Spellbre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070178,FINAL FANTASY X/X-2 HD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9270283,Gang Bea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656661,Starb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182469,DRAGON QUEST XI S: Echoes of an Elusive Age â€“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244274,Autumn's Jour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63413,Mega Man Zero/ZX Legac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5757611,Vampire: The Masquerade - Shadows of New Y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098370,Swimsanity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623535,SpongeBob SquarePants: Battle for Bikini Bottom - Rehydr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5218661,BFF or D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222133,Get Over 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6894987,More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043783,River City Gir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3499633,Mushroom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6503914,Aborige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336824,Micet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0622702,Pixel Gladi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117382,Lost Artifacts: Golden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688125,The Messe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539413,The Messe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852724,Full Throttle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071220,Vera Blanc: Full M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400755,Pathologic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7110068,Bright Mem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590412,Cold Sil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817076,Dead Dungeon for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2065352,Dead 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955784,Dark Sau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421406,Day of the Tentacle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654991,The Mummy D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427680,AX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9062321,GONNER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3232264,STAR WARSâ„¢ Episode I 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253259,The Language Of L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778943,Xeno Cri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701810,The Blobs Fight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4954469,CrossK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728216,Lord of the Ð¡l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351144,Two Parsecs From Ea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044495,Brotherhood Uni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3855657,Tech Gl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7583919,Aery - Sky Cas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654313,Overcooked!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9783391,Seasons of the Samu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130640,Tcheco in the Castle of Lu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361342,Reflection of M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514608,Skatemasta Tch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525101,Swordbreaker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9573089,Birthday of Mid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049613,An Evil Exist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796053,Jet Set K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7004965,FINAL FANTASY V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302400,Active Neuron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787743,Roommates Visual No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738831,Johnny Roc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307053,Tami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545023,Sunset Over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930219,Tell Me Wh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632471,Monster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1758497,Golf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484580,Potata: fairy fl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0551143,Touhou Luna 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996402,Batu ta B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047845,Tannenbe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5030606,She Sees 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597286,Rusty G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783658,Even the Oc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896876,A HERO AND A GAR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0118036,Generation Zero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903409,Daymare: 19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2898460,Norman's Great Illu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0564739,New Super Lucky's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825105,Goosebumps Dead of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5660956,Of Tanks and Demon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309331,BIOHAZARD RE:3 Z Ver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746110,Zero St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4279589,Prehistoric D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230746,Darksiders Gene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5591242,Far CryÂ® New Da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6726040,Mr. Massagy: Mayo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996780,HardC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862219,Swim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4081246,Aery - Broken Memo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472127,RogueC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988502,Lost W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066399,Carr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3054097,Carrion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499765,112th Se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0770735,Nic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4377505,Allison's Diary: Rebi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916447,Liquid Suns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515726,Max and the book of cha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653087,Aircraft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911394,Far CryÂ®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986875,Jisei: The First Case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052713,DÃ©jÃ  V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050880,Ultra Hat Dim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9011533,Assassin's CreedÂ® III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440700,Meko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275046,The Great Perha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848764,Roboz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257965,DISTRAIN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3308375,Lantern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5874120,Heroes Tri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6224290,Welcome to Hanw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492766,KINGDOM HEARTS HD 2.8 Final Chapter Prol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4519115,Clash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1954142,Noir Chronicles: City of C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534680,Wolfenstein: Young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662160,Queen's Quest 2: Stories of Forgotten Past (Xbox One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7639245,Tracks - The Train Set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8966870,A Summer with the Shiba I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459921,Tako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4902545,Whipseey and the Lost At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122551,Furw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835971,Deliver Us The M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465429,Coffee Tal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5741753,The LEGO Movie 2 Video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214543,Radio Squ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6240545,Planet of the Apes: Last Front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474900,Spacejac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227153,Pity P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5514435,Shalnor Legends: Sacred 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1366681,Gnomes Garden: Lost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200138,Arcade Classics Anniversar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6162804,Awesome Pe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259893,Strawberry Vin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0594756,World War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3702216,Crayola Sco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873169,Many Faces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1844258,Castle P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785453,Evan's Rem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495076,Concept Destr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0565677,Island S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7986430,Fury Unlea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934534,Thy Sw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4870769,Ree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2339731,BRUTAL 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126242,Zombies ruined my 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9293314,Task Force Kamp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7421796,Doug Hates His J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4758094,Active Neurons - Puzzl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5613713,Chop is D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107732,The Inner Fri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646111,Alvastia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451415,Gun Craz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010053,Taimumari: Comple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1760503,Big Crown: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413535,Guard Du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2494703,DOUBLE DRAGON â…¡: The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8874997,Ellen -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1892884,Lost Artifa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559957,KINGDOM HEARTS - HD 1.5+2.5 ReMIX 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409612,DOUBLE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824177,Reneg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6944991,Crash'n the Boys Street Chall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3601100,Super Dodge 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5898119,River City Ran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6602636,SiN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2990136,Blind 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638750,DOUBLE DRAGON â…¢: The Sacred St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8173959,Retro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124610,Save Your N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803329,Rush R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491359,Null Drif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5967989,Surviving M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897228,Outbreak: Lost H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790563,Infli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3242194,HORROR OF THE D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0775860,RESIDENT EVIL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0246441,Random Heroes: Gol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135949,DOOM Eter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678881,Bleeding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6108993,Duck Souls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682582,Final 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9874876,Indivi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339651,Indivisible PCG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434933,Thunder P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6041956,DOOM 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256843,Red 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917629,Explosive J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125109,Hidden Through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360416,Captain C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410677,Mecho 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735575,Illusion of L'Phal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926688,Super Destronaut: Land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805845,Wizards of Bran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656011,The Simsâ„¢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9045375,The Office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5398395,Syrup and the Ultimate Sw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2757078,Light Fairytale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921614,Bayonet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029217,STAB STAB STAB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019942,Bucket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4630306,Grizz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8903402,Vasi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312344,Asdivine Di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4162548,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5461011,Ail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656573,Vanqu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220893,Knightin'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354336,Project Star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514117,Reed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108065,Outbreak: Epidem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6460296,Seek He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4741846,Rune L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2156375,Crashâ„¢ Team Racing Nitro-Fue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0974265,Vambrace: Cold So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095703,Selma and the Wisp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6368600,A Plague Tale: Innocence -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6963357,Classic Snake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9368577,Zero Zero Zero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151400,Antiquia Lo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584158,Sea of Solit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580905,Pil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9381141,A Plague Tale: Innoc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345306,Milo's Quest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542622,Contra Anniversar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470969,Asdivine Kam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2283736,Asdivine Men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008383,Lum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8347145,FoxyLan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0411466,Untitled Goo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019048,Far-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9495218,Red B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5378200,Sephirothic Sto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003138,Without Escape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2911874,Lake Rid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8926688,DOOM II (Classi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8177178,Post War Drea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533178,Asdivine Heart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343851,IN-V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194138,Murder Mi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4043980,Disney Classic Games: Aladdin and The Lion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4318356,The Adventures of Elena Temple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3139298,Newt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824828,Varenje: Don't Speak With Ber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6753413,Oliver's Adventures in the Fairy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716130,CAN ANDROIDS PRAY: B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401974,Pixel Devil and the Broken Cart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2914480,Aery - Little Bird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3656879,ACA NEOGEO FOOTBALL FRENZY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331117,Doodle God: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0177263,Iro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1549828,Weak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3404014,The Tower of Beatr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8284490,BIOHAZARD RE:2 Z Ver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5317358,ACA NEOGEO STRIKERS 1945 PLUS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1664199,ACA NEOGEO PLEASURE GOALï¼š 5 ON 5 MINI SOCCER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621264,RESIDENT EVI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3540846,ACA NEOGEO THE ULTIMATE 11: SNK FOOTBALL CHAMPIONSHIP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118328,ACA NEOGEO PUZZLE BOBBLE 2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7974868,ACA NEOGEO PUZZLE BOBBLE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226996,ACA NEOGEO THE KING OF FIGHTERS 2003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876987,Wanders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5414105,Life is Strange 2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8520097,My Friend Ped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6816764,My Friend Pedro Win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494489,Tanky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0322572,Five Nights at Freddy'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5570273,Foxy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9211995,Hollow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654741,GoNNER - BLÃ¼EBER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344676,Ghostbusters: The Video Game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290087,Adventures of Bertram Fiddle: Episode 2: A Bleaker Predickl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7906505,Stretch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4177380,Adventures of Bertram Fiddle: Episode 1: A Dreadly Busi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4818375,Assassin's CreedÂ® Odys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5366314,Fractured Mi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3161586,Time Carn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404918,Football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7195644,Scheming Through The Zombie Apocalypse: The Begin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566668,Inferno 2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471200,SNK 40th Anniversar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537584,ç¥žå·«å¥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235650,Restless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585796,Delta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116831,Yooka-Laylee and the Impossible L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6181722,Caretaker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8477013,Deep Space 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3298499,Where the Bees Make Ho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651997,Just Ignore T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8314025,Slabw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559022,Animus - Stand Al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122343,ACA NEOGEO KIZUNA ENCOUNTER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881818,Super Box Land Dem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1373103,A Winterâ€™s Daydre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1817951,One Night Stand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2427486,Bloodstained: Ritual of the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453818,FINAL FANTASY VIII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7966981,FINAL FANTASY V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895632,We Were 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4385564,Creature in the W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1151333,Royal Ro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151217,Blair W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2645237,DISTRAINT: Delux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3788887,Legend of the Skyfish Xbox On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5568548,Him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9591328,ACA NEOGEO 3 COUNT BOUT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6773,Glass Masquer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6655762,Remnant: From the 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862913,Hellblade: Senua's Sacri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4268067,Mekabo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135558,Roarr! Jurassic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987250,Downw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309950,Gravity Du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821037,DOO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8411318,Dec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6853715,Sageb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1455564,Pipe Push Parad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019090,Cha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2304991,Super Star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970705,Blazing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7459893,Super Wiloo Dem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6794764,Override: Mech City Braw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086330,Bro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297760,My Brother Rabb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1285366,DOOM (199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017847,ACA NEOGEO NINJA COMMANDO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178191,Duck Life Ba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637396,Hoggy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337421,Borderlands: Game of the Yea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1012318,Mochi Mochi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8139948,Hero Exp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861075,Paper Dolls Orig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0978528,ACA NEOGEO THE KING OF FIGHTERS 2001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5164318,Bouncy Bull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500094,Grass Cutter - Mutated Law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473090,Paradox So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672058,O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4378203,Crackdow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605218,Attack of Toy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154919,AlienCru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089938,The VideoK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2971944,Cybarian: The Time Traveling Warr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0324834,Driving Essenti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5137956,2URV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8952265,ACA NEOGEO THE SUPER S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8798461,Hexolog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9729662,ACA NEOGEO GAROU: MARK OF THE WOLVES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981050,Hitman: Absolution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148378,Shikhondo - Soul E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294816,Aftercha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3588741,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6357350,Neon Jun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0850723,ACA NEOGEO METAL SLUG 4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3411288,Never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5552200,Warlock's T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3783821,Shadow of the 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083615,ACA NEOGEO STREET HO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781048,ACA NEOGEO SUPER SIDEKICKS 3 : THE NEXT GL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5927459,ACA NEOGEO SUPER SIDEKICK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6630039,ACA NEOGEO ART OF FIGHTING 3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379072,Back in 19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4913935,Castlevania Anniversar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567866,Devious Dunge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60747,Purple Chicken Space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095421,Super Space Serpent 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236582,Cel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062877,1979 Revolution: Black Fri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308331,ASCEND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120493,ACA NEOGEO SAMURAI SHODOWN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2417661,Default Ti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914731,My Big Si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858858,KINGDOM HEARTS â…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6435586,Bird Game 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4775200,Devil May Cry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978774,Zeroptian In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425452,Guacamelee!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941531,LEGOÂ® Harry Potterâ„¢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926910,Iron Sn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7615573,Super Weekend M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9193187,The Count Luca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481531,ACA NEOGEO THE KING OF FIGHTERS 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9560208,ACA NEOGEO NINJA COMB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7641964,Realm Roy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39361,The Walking Dead: The Final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4248771,META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111561,Miles &amp;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4246714,Blood Wa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344457,ACA NEOGEO BASEBALL STARS PROFESSIO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045375,ACA NEOGEO TOP HUNTER RODDY &amp; CATH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2331738,One Lea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727819,Haimr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823157,The First Tr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967906,I and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9175187,A Way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900566,Hyper J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065639,Old Man's Jour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2292722,World Enduro Ral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6761830,Creepy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606257,Awesome P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20305,Crackdown 3: Wrecking Z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427609,Daggerh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5980747,ACA NEOGEO STAKES WI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3629655,Lost Artifacts: Soul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8884999,Access Deni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6333404,DayD: Through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354740,Lazy Galaxy: Rebel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973745,Jack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628793,Pix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294853,Planet RIX-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3805570,Void Vi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6156714,Onimusha: War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3108784,ACA NEOGEO Guru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397130,20X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6758859,Donut Coun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7684175,TRAX - Build it Race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350449,NieR:Automataâ„¢ BECOME AS GOD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6489959,Remothered: Tormented Fat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2472205,ACA NEOGEO THE KING OF FIGHTERS '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279767,Energy Cycle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3381002,LEGOÂ® The Incredib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9840140,ACA NEOGEO SHOCK TROOPERS 2nd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775190,ACA NEOGEO AERO FIGHTER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5878377,The Gardens Betw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762164,SINNER: Sacrifice for Redem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4883159,The LEGOÂ® NINJAGOÂ® Movie Video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493033,Tur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425994,Storm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291844,Far CryÂ® 3 Classic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347639,Spyroâ„¢ Reignited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862108,Scalextr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282628,Drunk-Fu: Wasted Ma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468348,MechaNi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0903004,Shadow of Loot 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5736902,ACA NEOGEO SAMURAI SHODOWN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378478,ACA NEOGEO MAGICAL DROP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7259507,ACA NEOGEO SHOCK TROOP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5298005,ACA NEOGEO THE LAST BLAD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370787,&gt;observer_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214849,Midnight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394673,Vamp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910190,Tesla vs Love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719186,Guns Gore and Cannoli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8941238,Mark of the Ninja: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224301,Devious 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566674,Spe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4189395,Deploy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93731,Mystik Be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678894,Owl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777160,ACA NEOGEO POWER SPIKE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1951030,Deep 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6400860,FOX n FORE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3267323,League of Ev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623049,ACA NEOGEO THE KING OF FIGHTERS '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2061385,ACA NEOGEO REAL BOUT FATAL FURY SPEC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0740906,ACA NEOGEO METAL SLUG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3288013,ACA NEOGEO THE KING OF FIGHTERS '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230808,Jack N' Jill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102727,Omega 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9992440,Twin Robots: Ultima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3943936,Fernz 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7858878,Asdivine Hea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2199926,Yet Another Zombie Defense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9411963,Metropolis: Lux Obsc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3977094,Si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996145,Don't Si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748944,The Journey Down: Chapter Thr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8325,The Journey Down: Chapter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791275,Full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317848,Haunted Halloween '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8398230,Alter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646675,TETRA's E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992908,The Journey Down: Chapter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6257454,Asemblance: Overs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098390,Hotel Transylvania 3: Monsters Overbo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597117,Mega Man X Legacy Collec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9320064,ACA NEOGEO METAL SLUG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1854107,ACA NEOGEO BURNING F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4605110,Assassinâ€™s CreedÂ® Rogue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429514,The Path of Mo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701857,Mega Man X Legac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2883504,The Long Re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77338,The Moose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9970579,ACA NEOGEO SAMURAI SHODOWN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3414564,ACA NEOGEO FATAL FURY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9503560,Super Destronaut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6443199,Sams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817392,Rise of Insa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385168,ACA NEOGEO BLUE'S JOUR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960541,ACA NEOGEO SPIN 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7593055,What the Box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159092,Crash Bandicootâ„¢ N. Sane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0657355,Past C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2156478,Riddled Corpses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630310,Bloodstained: Curse of the M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488064,ACA NEOGEO SUPER SIDEK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763408,Gorog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359164,ACA NEOGEO AERO FIGHTE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0382405,ACA NEOGEO FATAL FURY SPEC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829038,ACA NEOGEO SENGOKU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56359,S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490305,Clayb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1709478,Emily Wants to Play To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6579628,Rocket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9884307,InkSplo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0009086,Super Lucky's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3487612,Korg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7415136,ACA NEOGEO ART OF FIGHTIN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691718,ACA NEOGEO PUL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935652,ACA NEOGEO MAGICIAN L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2354766,ACA NEOGEO THE KING OF FIGHTERS '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1397944,Babylon 2055 Pin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9843286,Hellblade: Senua's Sacri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7732994,Spiral Spla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034863,Assassin's CreedÂ®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342021,ACA NEOGEO FATAL FUR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88008,One Eyed Kut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892059,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1885858,ACA NEOGEO GALAXY FIGHT: UNIVERSAL WARRI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757738,ACA NEOGEO THE KING OF FIGHTERS '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9837949,ACA NEOGEO ALPHA MISSION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622239,ACA NEOGEO METAL SLU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970638,ACA NEOGEO SAMURAI SHO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413489,ACA NEOGEO ZED BL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8221802,ACA NEOGEO SENG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468342,ACA NEOGEO THE LAST BL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3104257,The 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80103,The Vanishing of Ethan Car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125902,Fearful Symmetry &amp; The Cursed Pr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6403599,Khol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31207,Albert and Ot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2819315,Life is Strange: Before the Storm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99439,Winx Club: Alfea Butterflix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444235,Turtle's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840835,ACA NEOGEO THE KING OF FIGHTERS '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964985,ACA NEOGEO LAST RE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1685011,ACA NEOGEO OVER T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769729,ACA NEOGEO NAM-19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790109,Rememori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3615886,Palad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732950,The Food 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6590734,Mega Man Legacy Collec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4939821,Jump Step St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136156,Tac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403523,Cartoon Network: Battle Cras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4205216,R.B.I. Baseball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648866,Chickens Ma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620906,ADIOS Amig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031210,NBA LIVE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8726055,PRO EVOLUTION SOCCER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602783,ZAMB!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883571,Beyond Enemy Lin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176982,Empire of S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698678,Thief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838382,39 Days to M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39786,The One We F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396065,Unravel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553410,Kingdom Come: Deliver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5961921,Starpoint Gemini War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2309747,Super Dungeon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2585022,Phantom Doctr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6658396,The Long Journey H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0097466,Serious Sam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459691,Default Ti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079432,Rival Megag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904051,Fall of Light: Darkest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979203,Achtung! Cthulhu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06284,eFootball <text:s/>PES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176805,Voyage of the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277421,Big Bash B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214808,Romancing SaGa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542068,Dawn of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933938,The Survivali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0274602,Cricket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731815,Rise Et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3503769,RiMS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083933,BALAN WONDER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48742,Outer Wi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814459,Dungeon Scave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5928155,Exode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444318,Backb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622889,Warhammer Quest 2: The End Ti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584756,Slide St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0329125,Miden T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2843296,Pillars of Eternity 2: Dead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118154,Football Manager 2021 Xbox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720918,Ultimate Custom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4898195,Darkw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653833,NeuroBlox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661974,Bladed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6827856,DiRT Rally 2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225842,RoboPhob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329913,Professor Rubik's Brain F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942095,CONTRA: ROGUE COR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285430,Space Hulk: Tact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742604,Super Blood Hoc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097896,SnowRunner â€“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1580938,Aggel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661000,Rugby Challeng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3931031,Let's Sing 2021 mit deutschen H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204030,Mr. Pumpkin 2: Kowloon walled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689138,Worms W.M.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835461,Gods Will 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8477123,Untur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1545526,Orcs Must Die!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110632,R-Type Final 2 (Xbox One and Series 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137567,Crystal Ri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817482,Blue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051495,Rising H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3810447,Tony Stewart's All-American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5121339,Football Manager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7911053,Red Wings: Aces of the S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666345,Megaquar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173794,MotoGPâ„¢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305719,Yonder: The Cloud Catcher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830701,Shing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847034,Batbari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1695472,Tales of Vesperia_PC_Ba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2174654,Monster Harv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2210869,TITAN SLAY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2659740,RuneStone K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323586,GreedFall -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384721,Golden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494638,Rigid Force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5398815,Mino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6804958,Convoy: A Tactical Roguel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285537,Floor Plan: Hands-On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388278,KINGDOM HEARTS - HD 1.5+2.5 ReMIX 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693597,Assetto Corsa Competizi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013379,Secret Neigh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269064,Shadow Warrior 2 Wi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202568,Madness Beve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346754,Animus: Reven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651580,Bow to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5392136,Tormented Sou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6173302,RID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6900915,Aritana and the Twin Mas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7327394,Disjun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736128,Guts 'N Go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840007,Behold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516900,NINJA GAIDEN 3: Razor's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683366,Let's Sing 2020 mit deutschen H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363847,Rover Mechanic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270586,Kingdom Come: Deliverance (Window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091492,OkunoKA Ma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142080,Warhammer: Chaosbane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5964057,Nongunz: Doppelgange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007518,Nexomon: Extin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704659,Eldest Sou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380015,Arizona Suns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9106662,Cricket 19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190632,RiMS Racing - Scarle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968984,Planescape: Torment and Icewind Dale: Enhanced Edi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332838,KH MoM J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793977,Lost Words: Beyond the Page (Win 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543499,Colossus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206399,R.B.I. Baseball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277938,Murder Dia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5299624,LA-MUL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409839,Tacticool Cham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134406,Immortal Realms (Wi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959976,Allu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69406,War Thu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360585,Gelly Break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237513,Autobahn Police Simulat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6007892,Fantasy General II: In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107851,Blast Zone! Tourna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835390,Arkham Horror: Motherâ€™s Embr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124821,SuperM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495211,Alder's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965680,Do Not Feed the Monke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3044130,Madden NFL 22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964144,Ghosts 'n Goblins Resurr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266252,Battle Princess Madely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845764,The Talos Princi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201364,Button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510140,Bug Acade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816952,Golf Pea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083396,Animal Do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4298534,Catlateral Damage: Remeow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696189,The Walking Vegetables: Radic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6366899,Attack of the Earth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227385,Rex Roc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356989,Maximum Football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2550996,The Amazing American Cir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346763,We. The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525435,R-TYPE FINA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180052,Yakuza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562287,Ultraw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796660,Wobbly 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0385479,Pile U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0622022,Summer Sports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541851,Defend the Bits V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712365,Stell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2877003,Shadows of Kurgan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236945,AFL Evolu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558052,Mad Games Tyc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107912,Yakuza 4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5316320,Sentinels of Free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5548923,Crystal Ort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6907656,MotoGPâ„¢21 -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974553,Cozy G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2442243,Star Hunter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142063,ENDER LIL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3431897,Yakuza 6: The Song of 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4500212,Shantae: Risky's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5966138,PBA Pro Bowling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4706972,No Man's S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5166951,The Elder Scrolls Online: Tamriel Unlimi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239909,Death Stra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59,Halo: Reach (Xbox 36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420,Hitman HD P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947436,Minecraft for Andro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7319603,Minecraft for Nintendo Sw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0924247,Minecraft for i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6928775,Minecraft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6089184,GoldenEye 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1202267,Need for Speedâ„¢ Unb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409202,DEEEER Simulator: Your Average Everyday Deer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7255540,Dishonore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6757656,Rayman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614379,Fall Gu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5574011,Titanfall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25,Forza Horiz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86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49,Banjo Kazooie: N n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633196,Minecraft Dungeons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93,Blinx: The Time Sw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8326430,Mine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86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4566092,Minecraft Lau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818168,Halo Infinite - Ins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375565,Minecraft Dunge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8525856,Halo: MCC Ins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1712750,Mine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1203087,ABZ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8186740,Battlefield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5819086,ARK: Survival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6566221,Risk of Ra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4934294,Star Wars: Republic Comm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3565516,Elite: Dangero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9274508,Star Wars Battlefron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674698,Hardspace: Shipbre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0524163,Crossy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593500,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738505,World War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216276,The Is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059194,Primal Carn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720688,Ter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374861,MineChat: Univers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0078453,7 Days to D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74,Halo Way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2694197,Sherlock Holmes: The Devil's Daugh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227487,Apex Legend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738637,Adventure Time: Pirates of the Enchirid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66,Bo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6,Star Wars Jedi Knight: Jedi Acade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054782,Forza Motorsport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98,Burnout Parad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20,Harms 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21,Red Faction: Guerri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676583,SimpleRocket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442698,The Turing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5562227,Just Caus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933132,Rocket 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120761,Just Cau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956835,Evol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2562723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417442,Gigantic Closed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8182861,ASTRON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2870140,Warf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6786072,Asphalt 8: Airb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53,DiR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2634063,The Swa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63,Just Cau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12,Far Cry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174307,Extreme Lan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192161,Airplane Flight Pilo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522370,Mountain Truck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546985,Desti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518605,Hungry Shark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2157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54,Viva PiÃ±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56,BattleBlock The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718860,Assassin's Creed IV Black Fl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99,Terraria â€“ Xbox 36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9936697,#IDAR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7429766,Worms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299403,Volgarr the Vi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28,Battlefield 3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48,Portal: Still A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96,Hitman: Abs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01,Halo: Combat Evolved Annivers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40,Borderlan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51,Need for Speedâ„¢ Hot Purs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54,Destiny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76,Halo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47,Minecraft: Xbox 36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11,Dust: An Elysian Tail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0383,Microsoft Minesw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87,Halo 3: ODST Campaign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07,Modern Warfare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0226,Microsoft Minesw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87,Tin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756,The Gunstri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9123,Age of Empires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74,Brothers in Arms: H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25,Game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13,Gears of Wa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02,Boom Boom Roc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15,Pac-Man C.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79,Castle Cras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91,Border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18,The Simsâ„¢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69,Call of DutyÂ®: Black 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02,GTA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68,Kinect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05,Kinect Adventure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89,Mortal Komb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45,Forza Motorspor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9,NHLÂ®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74,Avatar Kin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12,Call of DutyÂ®: W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49,Hexic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62,Wor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04,Left 4 Dea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43,Pinball F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61,P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71,Kinect Googly Ey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386,DEAD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81,Feeding Frenz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77,Mutation 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47,Kinect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81,Family Game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2,Assassin's Cre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83,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23,Ya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51,Hitman: Blood Mo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21,Doritos Crash Cou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51,LEGO Bat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40,Left 4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66,Build A Bud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63,Viva PiÃ±ata: T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00,You're in the Mov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63,LEGO Star Wars: T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50,Cloudy with a Chance of Meatba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79,COD: Black Op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8,Modern Warfar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1248133,Metal: Hellsinger (Xbox Series X|S &amp; 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0285705,The Long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15,Fable Annivers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6542452,theHunter: Call of the Wildâ„¢ -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4191487,High On 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881568,Human Fall Fl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034287,The Elder Scrolls V: Skyrim Speci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9197579,Somervi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695549,Fort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860626,Escape Acade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230746,Stardew Vall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4675537,Grand Theft Auto: San Andreas â€“ The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226876,ROBL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5932637,Hello Neigh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50,Joy Ride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0498748,Pumped BMX 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503430,Clustertru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46733,Conan Ex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008472,Call of Duty: Modern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4930,Call of DutyÂ®: Modern WarfareÂ®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6680162,A Way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979388,Valhe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522775,Ghost of a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577527,The Elder Scrolls V: Skyr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359276,Call of DutyÂ®: Black Ops 4 Blackout Privat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6215144,AirMechÂ®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069370,Farming Simulator 17 -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497747,Heave 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039508,Bridge Constructor Por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1545701,Goa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2249091,Grand Theft Auto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9700427,Call of DutyÂ®: Modern Warfar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113131,Left 4 Dea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7495262,PC Build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412541,Rise of the 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619408,Call of Duty: Modern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214390,Call of DutyÂ®: Modern WarfareÂ®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0680307,MudRu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844082,Call of DutyÂ®: WW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72,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0528847,Spartan Ru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903534,Minecraft: Xbox On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8687929,Mortal Kombat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778508,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0666361,Plants vs. Zombies Garden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0328474,PUBG: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2446374,Grand Theft Auto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389848,Destin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8516972,Farming Simulator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6782258,Fallou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98,Super Meat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050978,Rare Repl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746417,Half-Lif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3451571,The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5943310,Assassin's Creed IV: Black Fl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277350,Bridge Constru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0649354,Dying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6363979,Rise of the 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5757851,Trials Fu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597738,Terr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59,Red Dead Redem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82,Fable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579825,Call of Duty: Black Op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6798669,Call of DutyÂ®: Infinite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5485641,Back to the Future: The Game - 30th Annivers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478325,Layers of F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6545257,Tomb Raider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1796646,Fallou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2027917,Fallout Shel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5790042,Resident Evil 7 Teaser: Beginning H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289473,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70,Assassin's CreedÂ® III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105265,Friday the 13th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059611,Forza Horiz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7772105,H1Z1: Just Surv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6529057,Battlefieldâ„¢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52906,Lovers in a Dangerous Space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304278,Tom Clancy's Th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297296,Halo Wars 2 Blitz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9014977,The Cr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07,Plants vs. Zomb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2,Need for Speedâ„¢ Carb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55,Assassin's Creed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93,The Stick of Truth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5771792,WATCH_DOG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36,Banjo-Kazoo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0944365,Need for Spee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0880404,Titanfallâ„¢ 2 Open Multiplayer Tech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1180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49,Fallou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66,Skyr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120,Goa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68,Tomb Raider Under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66,Tomb Raider: Anniv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71,LEGO Indiana J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10,Guitar Hero World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45,NEED FOR SPEEDâ„¢ MOST WAN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97,Rock Ban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75,Guitar Hero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472,Naughty B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74,Metro 20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79,Motocross Ma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381248,The Deer G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8295394,Call of Duty: Black Ops III Multiplayer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22,Kam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91,Jetpac Refuel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87,Modern WarfareÂ®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37,Banjo-Too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39,Gears of Wa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9532320,Sunset Over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7952835,Far CryÂ®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5417719,Call of DutyÂ®: Advanced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44,Tomb Raider:Le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8717329,Peggl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8936,So Many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4053996,Gears of War: Ultimate Editio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4838267,Xbox 360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83,GTA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22,The Walking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805,Dead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534069,Never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011207,LIM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5792807,Pool Nation F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2517621,Child of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461943,Assassin's Creed U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94,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40,Forza Motorspor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7126551,Forza Motorsport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95,Charlie Mu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90,Assassinâ€™s CreedÂ®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1057917,Halo 5: Guardians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4838238,Account Creation T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2053337,TrÃ¼berbr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207786,HOT WHEELS UNLEASHEDâ„¢ - Window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340366,Hogwarts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022209,Hi-Fi 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700854,Call of DutyÂ®: Modern WarfareÂ®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797228,Rocket Leagu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951836,Disco Elysium - The Final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462567,The Witcher 3: Wild Hunt â€“ Comple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351342,Hello Neighb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190374,LEGOÂ® Star Warsâ„¢: The Skywalker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457702,Broken 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148107,Insurgency: Sand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880776,Penti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9483628,A Plague Tale: Requi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947471,Persona 5 Roy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146608,Sc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473492,Cyberpunk 20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384121,Call of DutyÂ®: Modern WarfareÂ® II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468494,DEATHLO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66,Porta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1138430,The Matrix Awakens: An Unreal Engine 5 Exper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823976,Immorta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9805012,MultiVer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6737132,Halo 5: Fo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740153,Bright Memory: Infinite Platinum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9363526,K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1829961,Hell Let Lo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05,Dead Spaceâ„¢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5113946,PowerWash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279922,Marvel's Guardians of the Galax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0524086,As Dusk Fa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7883584,Cho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979625,UFCÂ®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309872,Arma Reforger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866976,Trek to Yo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9842755,Death's D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9758055,Batmanâ„¢: Arkham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108859,HITMA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92,Max Pay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1777228,Serious Sam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1372034,Lawn Mow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487955,Life is Strange: True Col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9807318,Call of DutyÂ®: Vanguard -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45,Sonic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341318,Night in the W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54,Fuzion Frenzy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596263,Echo Gen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5248290,A Juggler's 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343382,Battlefieldâ„¢ 2042 Open Beta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943662,Call of DutyÂ®: Vanguard - Xbox Series X|S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2732437,State of Decay: Year-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965907,Wastelan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461717,Back 4 Blood: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6587096,The Elder Scrolls III: Morrow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2216522,Just Caus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1949148,What Remains of Edith Fi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6697298,Full Game - Psychona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685746,Mass Effectâ„¢ Legend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060870,Mane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2219874,Insects: An Xbox One X Enhanced Exper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948585,SCARLET NEXUS Demo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3233659,Curved Spac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691378,ST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901580,Destroy All Human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684848,Second Extinctionâ„¢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477395,MLBÂ® The Showâ„¢ 21 Xbox Series X |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8,STAR WARS KOTOR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7086072,P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379754,The Walking Dead: The Complete First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405932,Red Dead Redemp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4019698,Immortals Fenyx Rising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1098991,STAR WARSâ„¢: Squadr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21,Tom Clancy's Splinter CellÂ® Chaos Theory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45,Obliv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85,Morrow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842057,Dead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1542442,Valiant Hearts: The Great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422759,The Falcon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9836942,Immortals Fenyx Risingâ„¢ -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156801,Greed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2,STAR WARS KO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50,Jade Empir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83076,Injustice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90,CrysisÂ®Â 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46,Perfect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254866,Sleeping Dogsâ„¢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3223107,Call of the S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572131,The Wolf Among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53,Fabl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561028,Shadow Warri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28,The Witcher 2: Assassins of 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909358,Subnau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887933,The Witcher 3: Wild H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7107394,Day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9999542,Unra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9544937,Ori and the Blind Forest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0411380,Mass Effectâ„¢: Andro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574456,Forza Motorsport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73,Alan W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088169,Tony Hawk's Pro Skater 1 +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410846,Star Wars: Knights of the Old Republic II - The Sith 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491555,Dishonore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7376519,D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840140,Metal Gear Solid V: The Phantom P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5312212,The Witcher 2: Assassins of 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962804,Assassin's Creed Odys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5658903,The Witcher 3: Wild H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5435259,BioShock Infi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753387,The Stanley Par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7789645,Outer Wi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3848520,Batman: Arkham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064702,Alan W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0108557,Red Dead Redemp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2510060,The Sim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2137863,Mass Effec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8634651,Mortal Kombat 11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49,MX vs ATV Re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473085,Porta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972040,Call of Juarez: Gunsli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004002,Jade Emp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1566477,Por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827243,Life Is St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6411705,Mafia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2135256,Titan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618376,Overwatch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649531,Life is St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767297,Ryse: Son of 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326849,DOOM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79,Dead Spac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736949,Forza Motorsport 6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3930413,Battlefieldâ„¢ Hardlin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0249872,Metal Gear Solid V: Ground Z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26,SW Snowboar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76,BioSh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487,Dead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6,Burnout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57,LEGO Star War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98,Mass Effec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01,STREET FIGHTER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99,Batman: AA GO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25,Gears of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89,UFC Undisputed 2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84,Dragon Age: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89,Assassin's Creed Brotherh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44,Mass Eff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50,UFC 2009 Undispu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504455,Middle-earthâ„¢: Shadow of Wa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136108,Medieval Dynas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079219,Slime Ranch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245301,ELDEN 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0060949,Osu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0436577,Total War: WARHAMMER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3522506,Kens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185225,Crusader King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3517378,Horizon Zero Da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6773272,Fallout: New Veg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9180498,Ha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2994150,Killing Flo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5463079,MORD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5348552,Borderland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7200449,Sid Meier's Civilization V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035326,Divinity: Original Sin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726014,Dark Soul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387993,Rim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5450963,No Man's S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896903,CODE V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2578623,Star Wars Jedi: Fallen 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908079,Darksider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3669713,Tropico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443792,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496726,Dishono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380619,The Outer Wor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0819540,For Ho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4882211,World of War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574200,Remnant: From the 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384211,Sp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9986584,Ni no Kuni II: Revenant King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4159196,Subnau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447584,Total War: Three Kingd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0293831,Void Bast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397799,Wolfenstein: The Old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235859,Castle Cras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681745,Borderlan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1961169,Counter-Strike: Global Offens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076067,NBA 2K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547172,Mount &amp; Blade: War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984148,Fallou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4452188,Spellbre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834097,Dungeon of the End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757917,King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430924,Tom Clancy's The Divis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7408209,Dead Fronti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0898112,Call of Duty: Black Op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686086,Payda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9592325,Warf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162776,Ru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918618,Si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4291955,Battlefield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932248,Warhammer: End Times - Vermint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095073,Kerbal Space Pro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0205590,The Elder Scrolls IV: Obliv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0581199,Slime Ra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680967,Realm Roy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087497,Quake Champ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472792,Vindi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3315448,Battler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6728884,Starb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839217,Starcraf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480830,Brawlha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660845,Arma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7165991,Wolfenstein II: The New Colos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0501508,Assassin's Creed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4980065,Sea of Thieves Ins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1486048,DARK SOULSâ„¢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26,Dark Soul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3362185,Tom Clancy's Th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8935632,Tom Clancy's Rainbow Six: Vega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566496,Serious Sam 3: B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870045,SpeedRun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8829109,Zombie Army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036175,ROBL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295706,Guild Wa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22,Skat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237517,Dep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683864,Tom Clancyâ€™s Ghost ReconÂ® Wildlands - Standar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519468,PlanetSid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1220621,STAR WARSâ„¢ Battlefron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8925306,Path of Ex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051089,Sid Meier's Civilization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1019596,Chivalry: Medieval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8868414,Star Wars Jedi Knight: Jedi Acade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4511986,Battlefield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371027,T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927726,Arma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8369389,Far Cry Pr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7775712,Aliens vs. Predator (working titl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189393,The Lord of the Rings: War in the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3122745,Middle-earth: Shadow of Mor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097514,The Elder Scrolls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612969,RWBY: Grimm Eclip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227353,Dragon N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070119,Two World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615727,Call of Duty: Black 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5406974,LEGOÂ® STAR WARSâ„¢: The Force Awak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1038480,Elsw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32,Desti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60,Fallout: New Veg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33,Rock 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38,MARVEL VS. CAPCO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85,Fruit Ninja Kinect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68,Rock Ban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03,TC's RainbowSix Vega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33,Injustice: Gods Among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37,Call of Duty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65,U. MARVEL VS. CAPCO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32,Guitar Hero Metall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5,Battlefield: Bad Compa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72,Aliens: Colonial Mar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36,Far Cry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09,BioShock Infin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46,Forza Motorspor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77,Just DanceÂ®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753812,Two Wor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69,Kinect Spo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69,The Beatles: Rock 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55,Tur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23,Max Payn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399,Devil May Cry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76,Motionsport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48,Xbox LIVE La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13,LOST PLANE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13,BioShock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99,Dante's Inferno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24,L.A. N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31,Bulletstorm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25,Alone In The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46,Marvel Ult.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144601,Stranded D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928167,Rocksmith 2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545274,Rubber Band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5757811,Alien: Iso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912107,Project Zombo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559156,Door Kickers 2: Task Force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3025799,Day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588010,Insurg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834389,Age of EmpiresÂ® III: Complet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366078,Escape From Tark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422502,Dead Spac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8598119,Surgeon Simulator 2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375165,Call of Duty: World at War (200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3225567,Battlefiel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7669198,Madden NFL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3960563,STAR WARSâ„¢ Battlefrontâ„¢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0573806,Star Wars: Battlefron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5,Star Wars Battlefron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6771636,Tom Clancy's Rainbow SixÂ® Si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68596,UNO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731021,Untur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9393042,Middle-earthâ„¢: Shadow of Mordorâ„¢ - Game of the Yea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4586226,We Happy F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07,SplinterCellConvi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243751,Call of Duty: Black Op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3,Call of DutyÂ®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32,State of Dec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1222408,Call of Duty: Modern Warfar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8088771,FOR HONORâ„¢ Standar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60,Battlefield Bad Compan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4468887,Space Engine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6903100,Madden NFL 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8441274,MONOPOLY P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364670,Battlefieldâ„¢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060600,Happy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1089862,Heroes &amp; Gener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17,Saints RowÂ®: The Thirdâ„¢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091546,SUPERH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9788932,America's Army: Proving 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488,Sniper Elite V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4,Army of Two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774594,Farming Simulator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640842,The Escapi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647881,Tales from the Borderlands - Episode 1: Zer0 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87,Monster J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88,Wipeou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32,Just Danc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993706,Candy Crush Soda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0831719,GROW 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548143,Destiny 2 -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1016611,Cross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6605047,Tom Clancy's Ghost Recon Wildlands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9229367,FOR HONORâ„¢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8096970,Happy Dunge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7587004,Dead Island: Riptide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3956,Dead Island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786246,Murdered: Soul Susp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883447,Dead Island Retro Rev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641908,Assassin's CreedÂ® Chronicles: 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7384674,Battlefieldâ„¢ 1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802557,Call of DutyÂ®: Gho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1281124,Thie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9,Guitar Hero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34,Battlefield 4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437378,Star Warsâ„¢ Battlefrontâ„¢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4802774,Dead Rising 3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60,COD: Advanced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5120849,Defianc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09,Metro: Last 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78,Tom Clancyâ€™s Splinter CellÂ® Blacklis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45,Warf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06,Dead Island Ript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46,Counter-Strike: 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57,SS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80,The Evil W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51,Shoot Many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1,King K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11,Rocksmi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36,Call of DutyÂ®: Gho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42,Spartacus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41,Happy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09,OF: Dragon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33,UFC Undispute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39,Midway Arcade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28,Cabela'sÂ® DH 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53,Brink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6091218,Dance Central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04,Saints Row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924243,Dance Cent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92,Madden NFL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83,Kinectâ„¢ Joy R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64,TC's End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61,PGR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21,Madden NFL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7,Cabela's Safa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72,Open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3,NFS Most Wan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74,MX vs. ATV: Untam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072273,Over-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0475576,VRCh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0854689,Battlefield 2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442171,Shadow Warrior 3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8688048,Atomic He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4723124,BattleBlock The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8893758,DiRT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6001263,Dirty Bo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767929,Mass Effec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161770,Mass Effect Legend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5346552,Half-Life 2: Episode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8576612,HYPERCHARGE: Unbox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560378,Diablo 2: Resurrec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269941,Chivalr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242259,ANVIL : Vault Breaker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5123946,Hitma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491362,World Wa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9678121,Counter-Strike: Sou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2730986,Kena: Bridge of Spir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295636,The Surg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918537,Talisman: Digit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664334,NARAKA: BLADE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29205,G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5318711,Metal Gear Solid V: Ground Z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1728472,Wastelan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7921781,SpongeBob SquarePants: Battle for Bikini Bottom - Rehydr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2380127,Tiny Tina's Wonder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677498,PAC-MAN MUSEUM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220334,Exo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592370,Detroit: Become Hu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428120,The Stanley Parable: Ultra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196777,Just Caus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531041,Mafia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941326,Resident Evil 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748982,Call of Duty: Modern Warfar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559953,Intru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3768775,Cities: Skyl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060886,S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883183,Necromunda: Hired G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7437805,ELDEN 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103311,Windjamme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4847115,Hypnospace Outl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8841248,Nobody Saves the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205071,The Anacrusis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7474846,Firewa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621852,Tom Clancy's Ghost Recon: Wild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836749,Surviving M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218866,Watch Dogs: Le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9233763,Outw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8388482,G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365765,Wastelan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1891301,Pathologic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3405829,My Friend Ped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544585,Mortal Kombat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8743055,Hurt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2618930,Ion Fu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021742,Fallout 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9811547,Supr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8090330,Project Wing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4159257,Biomut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019104,Before Your Ey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6024389,Town of Sal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5211076,NBA 2K Playgroun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4930710,PGA Tour 2K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6360591,Sunset Over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3261013,Enlis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829331,Ape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383623,Gunfire Re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9730310,Hot La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113439,Stubbs the Zombie in Rebel Without a Pul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1143429,Burnout Parad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770742,BlazBlue: Cross Tag Ba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9212183,Hero Si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5467823,The Walking Dead: A Telltale Games S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3203563,Game Dev Tyc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928492,Pummel Par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237034,In Sil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7994798,Satisfac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2679499,West of 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382637,SUPERHOT V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7703473,Tony Hawk'sâ„¢ Pro Skaterâ„¢ 1 +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078626,Volcano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066354,Red Faction: Guerri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448821,Cyberpunk 20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1587861,Slay the Sp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876262,Hotline Mia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879673,Orcs Must Die!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2179768,Terminator: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2841062,Crypt of the NecroDa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9814521,Valkyria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082733,Monster T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5339378,Bright Memory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8598010,Insurgency: Sand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205818,Deep Rock Galac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8062175,The Pedestri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1878833,DOOM Eter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020231,World of Warcraft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0779630,Serious Sam HD: The Second Encou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850080,Yooka-Laylee and the Impossible L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3109669,Gaunt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762252,Ryse: Son of 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527148,Thief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3394827,The Talos Princi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835097,Sniper Elite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351110,Men of War: Assault Squa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617169,Sonic Gen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637665,The Sim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416015,Darkest 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7407136,Don't Star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981095,Crusader King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018095,Dungeon of the Endl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75,Split/Seco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741425,Worms W.M.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7514907,Burnoutâ„¢ Paradise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1593710,NHLÂ®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684099,PAC-MAN 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7310205,Streets of Rag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207632,Castle Crashers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174237,Geometry Warsâ„¢ 3: Dimensions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5534787,Another World - 20th Annivers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569395,Drawfu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8577476,ARCADE GAME SERIES: GAL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307002,ARCADE GAME SERIES: DIG D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528069,Yooka-Layl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3749034,SOULCALIBUR V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672897,Death Squa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4533074,Borderlan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763685,ACE COMBATâ„¢ 7: SKIES 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6905576,Dragon Ageâ„¢: Inquis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5842411,Mutant Football 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913032,TEKKEN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049843,Black Des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0322998,Zombie Army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920273,Overcoo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421892,The Talos Princi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14,GAL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098069,Granny Theft Auto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9087507,Octodad: Dadliest Ca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59,Dragon Age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70566,Batman - The Telltale Series - Episode 1: Realm of Sha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15551,theHunter: Call of the Wi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274123,EA SPORTSâ„¢ NHLÂ®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258585,Killing Flo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8203152,Stellaris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8655825,Plants vs. Zombiesâ„¢ Garden Warfar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226722,DARK SOULSâ„¢: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525889,Vall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7025872,CODE VEIN Tri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2431422,ReC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6868977,Jotun: Valhalla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4,P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648031,Bulletstorm: Full Clip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262489,OlliOlli2: X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42,Bully Scholarship Ed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004125,BioShock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382311,Metro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2254227,Pit 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981929,[PROTOTYPEÂ®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6376259,NBA 2K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3325843,Cuph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0549950,DARK SOULSâ„¢ II: Scholar of the First S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5971749,Super Mega Basebal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268056,Little Nightma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042097,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69,Monday Night Comb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579385,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040150,Submerg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15,Dead Space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669525,Heart&amp;Sl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518218,L.A. N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9895282,PAYDAY 2: CRIMEWA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90,Mafia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9689010,Crypt of the Serpent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673036,Pillars of Eternity: Comple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0103050,Mordheim: City of the Dam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1455286,Metro 2033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8369592,Devil May Cry HD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562343,Stick it To The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91706,Blood Bow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400189,SUPER BOMBERMAN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2497274,Black Desert (BE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3651407,Battle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5948041,Slime Ra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831213,RI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413498,EA SPORTSâ„¢ NHLÂ® 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214704,Anthemâ„¢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7471686,DEAD OR ALIVE 5 Last Round: Core Figh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6975414,NHLâ„¢ 19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9518187,FINAL FANTASY TYPE-0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22,Disney Epic Mickey 2: The Power of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4522213,Runb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3679064,Ninja Gaiden Bl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628240,Quantum Bre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976276,ARCADE GAME SERIES: PAC-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86,DEUS EX: HUMAN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8849566,Valkyria Chronicles 4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783733,Q.U.B.E.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9178390,White 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32,Crack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574922,Lovely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113455,Voodoo Vince: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288038,Crypt of the NecroDa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96,Stuntman: Ign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33334,7 Days to D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49,DR2: CASE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698273,Mula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9348826,Live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58,Sonic Adventureâ„¢ 2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4133512,Forza Horizon 4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248679,Phantom Du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8834281,Manual Sam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177805,Prison Architect: Xbox On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85,LEGOÂ® Indiana Jones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244957,LEGO Marvel Super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9,Star Wars Republic Comm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472989,Killer Instin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81,Dungeon Siege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1368453,Necropo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1259973,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6209365,Warhammer: Vermintide 2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2420348,FINAL FANTASY é›¶å¼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6095609,Earth Defense Force: 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029588,NBA LIVE 18: The On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9551644,Saints Row: Gat out of H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844727,Assault Android Cac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6613109,Borderlands: The Pre-Seq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181131,Wasteland 2: Directo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8695408,F1â„¢ 20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40,Comic Ju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9099365,Hyper Universe: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9262220,MotoGPâ„¢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90,Shadows of the Dam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61,DiRT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58,Hydro Thu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8474487,Cities: Skylines - Windows 1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53,Sonic &amp; All-Stars Racing Transform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6593473,Death Go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425831,Dead by Day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5688705,Giana Sisters: Twisted Dreams - Directo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74,Alpha Protoc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5991046,Figh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99,Defense Gr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83,Spec Ops: The 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70,Marvel vs. Capcom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4841294,Zombie Death Qu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515303,Gone Home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319938,Sneak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310209,The W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8276496,Pneuma: Breath of L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8692686,Q.U.B.E: Directo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301355,EA SPORTSâ„¢ NHLÂ®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6846600,Robocraft Infinity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07,The Orange 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1641024,Lords of the Fallen (20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6649483,FoxyLand Fox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3913045,Deadfall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6255311,WARRIORS OROCHI 3 Ultim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8572426,TrackmaniaÂ®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0702755,Hyper Light Drif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0010865,RWBY: Grimm Eclip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57,The Darknes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7071867,ZOM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8433943,The Incredible Adventures of Van Helsing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985641,Masked Shooters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657081,Warhammer: End Times - Vermint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915516,Skyfo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05,Sam&amp;Max Beyond Time..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620102,Refun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03,Far CryÂ® 3 Blood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9561878,Sword Coast Legend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0034103,Killer Instinct 2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9,Civilization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7764661,Diablo III: Reaper of Souls â€“ Ultimate Evi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10517,STAR WARSâ„¢ Battlefrontâ„¢ II Multiplayer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423588,Out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160643,Dead Rising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33,Might &amp; Magic Clash of Heroe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028447,NBA LIVE 18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2712929,Star Trek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02,LEGO Pirates of the Caribbean: The Video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7761315,EA SPORTSâ„¢ NBA LIVE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430704,NBA 2K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599647,HomefrontÂ®: The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80,Kane &amp; Lynch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1403899,Wolfenstein: The New 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4214247,Saints Row IV: Re-Elec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2901378,APB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375255,Prey Demo: Opening H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2598345,Shadow Warr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6196977,DRAGON BALL XENO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2666733,Mafia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1024470,Magic Du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25,VANQU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112963,Knight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70,Serious Sam HD: T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151002,Serious S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846614,ARMORED CORE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0,Wolfenst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495,Sacre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91,Silent Hill: <text:s/>Downp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57,TEKKEN TAG TOURNAMEN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2405162,STEEP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52,DD: Dark Ari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45,F.E.A.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917535,Battlefieldâ„¢ Hard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81,Tron: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16,Skulls of the Shogun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72,Mirror's Edg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88,C&amp;C Red Aler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12169,Pit Peopl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0456400,Earthlock: Festival of Mag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1124715,Guns Gore and Canno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58,Beyond Good &amp; Evil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9391373,WWE 2K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30,Tony Hawk's PS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91,Assault Hero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38107,Paranautical Activ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0980405,The Banner Sag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693234,Haw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46,XCOMÂ®: Enemy 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10,Kingdoms of Amalur: Recko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6512979,How to Survive: Storm Warning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52,SPLATTERHOUS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83,Syndic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1,ET: QUAKE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63,Dishono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6211867,Overwatch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9682262,Defense Gri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949875,Battleborn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63,Supreme Command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219908,Super Time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1289386,TOM CLANCY'S THE DIVISIO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806716,Styx: Master of Sha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53,Ensla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6095595,Eat L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56,Crackdow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336858,Hand of F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793932,Plants vs. Zombiesâ„¢ Garden Warfare 2 - Multiplayer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124088,Shovel Knight: Treasure T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5571605,Gears of War: Ultima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93,NINJA STORM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774493,The Incredible Adventures of Van Hel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173340,Crimson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28,SUPER STREETFIGHTER IV ARCAD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7405244,Onigi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319937,Big Bump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988710,MASSIVE CHAL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89,BrÃ¼tal Le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80,Toy Soldiers: Cold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23,Perfect Dark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58,Darksider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409,Sleeping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89,Mortal Kombat vs. DC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75,Magic 2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65,Ascend: Hand of K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24,REAL STE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29,Serious Sam Double D XX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6427220,Section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31,MX vs. ATV A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09,Gotham City Impost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07,Monaco: What's Yours is M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12,Dead Risin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20,World of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512,PAYDAY 2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5127818,Chari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8071699,Guacamelee! Super Turbo Championship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439061,The Evil W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01,South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74,LOTR: Con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88,Rocksmith 2014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3012343,D4: Dark Dreams Don't D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6,Borderlands: The Pre-Seq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4350228,Project S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846628,DARK SOULSâ„¢ II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675719,Max: The Curse of Brotherh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3319437,Strike Suit Zero: Directo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13,Spider-Manâ„¢:Dimen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672574,Middle-earthâ„¢: Shadow of Mordo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700535,Sniper Elit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64,FINAL FANTASY X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262605,Destiny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41,Mass Effectâ„¢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8929117,Bound by Fl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882494,Titanfall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73,Dungeon Defen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9,SEGA Superstars Ten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35,Crash Cour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01,Way of the Dog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803984,The Amazing Spider-Man 2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01,Overlord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71,A World of Kef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1480657,Diablo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57,Iron Brig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39,Medal of Ho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4,TC's RainbowSix Veg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80,Lost Plane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718,Gears of War: Judg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09,Lux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18,SONIC THE HEDGEH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65,The Amazing Spider-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3266005,Terminator Salv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17,Assassin's Creed Reve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86,Lips Music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83,Crimson Allianc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60,Frac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1,Saints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6697304,GHP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10,Toy Soldi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01,Destination: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08,Army of TWOâ„¢: TF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02,Aliens vs Pred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56,Cameron's Av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31,Marvel Ult. Allianc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58,Bionicle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94,Assault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34,Too Hu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71,Black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83,Halo 2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125571,Super Hex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316198,T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5746,Mortal Kombat: Arcade K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2353763,Injusticeâ„¢ 2 - Standar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3209657,Cookie Clic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3253915,For the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669308,Dead Ce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4726654,No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5569108,Subnautica: Below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7948906,The Long D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613316,The Binding of Isaac: Rebi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2224406,Sekiro: Shadows Die Tw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012220,Groun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2957406,Genshin Imp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4813623,TrackM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456598,Minecraft for Play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656575,NHL 23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1676002,EA SPORTSâ„¢ FIFA 23 Standard Edition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6023100,MLBÂ® The Showâ„¢ 23 Xbox One Tech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9875042,MLBÂ® The Showâ„¢ 22 Xbox Series X |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3789015,Monster Hunter R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3119116,TrialsÂ® Rising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262432,The Jackbox Party Pack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345881,The Jackbox Party P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296401,Capcom Arcade 2nd Stad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9996858,SMITE Public Test S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1823263,NHLâ„¢ 22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979820,FIFA 22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453063,Among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050229,Madden NFL 22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118163,Titan 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5135803,NHLâ„¢ 22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91,LEGO Star Wars III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5947069,Far CryÂ®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873124,Battlefieldâ„¢ 2042 Open Beta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181526,Madden NFL 21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932652,NHLâ„¢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435500,Call of Duty: WW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921256,The Evil WithinÂ® 2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9416411,Call of Duty: Modern Warfar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082778,Far Cry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692765,Battlefield Hard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0962988,Battlefield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511408,DOOM Eternal (BATTLEMODE - 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2392202,Grand Theft Auto: San And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3566198,Grand Theft Auto: Vice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400,Grand Theft Auto: San And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525781,Far Cry New Da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7064270,Cr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031267,Europa Universalis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531734,Crysi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4966560,Resident Evil Village Gameplay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2, Medal of Honor Airb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631666,EA SPORTSâ„¢ FIFA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880780,Madden NFL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576553,Call of DutyÂ®: Black Ops Cold War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890085,The Jackbox Party Pack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230184,Tony Hawk'sâ„¢ Pro Skaterâ„¢ 1 + 2 - Warehous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198981,NBA 2K18: The Prel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4,Star Wars Battlefro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7,STAR WARS Jedi Starfigh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5415207,The Golf Club 2019 featuring PGA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955801,The Technoma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63598,Tom Clancyâ€™s The Division 2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9401578,JUMP FORCE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699383,EA SPORTSâ„¢ NHLÂ®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958871,Devil May Cry 5 Xbox Exclusiv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4379433,Fallout 76 Stress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983280,Battlefieldâ„¢ V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601590,Project CARS 2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8805248,Yu-Gi-Oh! Legacy of the Dueli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91045,Batman: Return to Arkham - Arkham Asyl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112677,PRO EVOLUTION SOCCER 2018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280380,Call of DutyÂ®: WWII - Privat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5104517,EA SPORTSâ„¢ NHLÂ® 18 -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4985242,Forza Horizon 3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006173,Batman: Return to Arkham - Arkham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381044,Project 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2426459,EA SPORTSâ„¢ FIFA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9526091,Madden NFL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15130,Super Mega Baseball: Extra Inn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3931824,NHLÂ® 15 Downloadabl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79,BAYONET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4432164,EA SPORTSâ„¢ Rory McIlroy PGA TOUR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841733,Madden NFL 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3523542,LEGOÂ® STAR WARSâ„¢: The Force Awakens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10,Saints Row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51963,Mirrorâ€™s Edgeâ„¢ Catalyst Closed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5611957,PLATINUM DEMO â€“ FINAL FANTASY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9798227,Dead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5,Sonic The Hedgeho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573679,TOM CLANCY'S RAINBOW SIX SIEGE: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918995,Windows Media Ce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8448413,DmC Devil May Cry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25,NHL 2K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9874468,Forza Horizon 2 Presents Fast &amp; Furio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66,Alien Hominid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68,Destiny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77,Geometry Wars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67,Castlevania: SOT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19,Army of TWOâ„¢ The Devilâ€™s Car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34,DOOM II (Classi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29,SOULCALIBUR â…¤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61,Forza Horizon 2 Presents Fast &amp; Furio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77,DOOM 3 BFG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01,Rock Band Blit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21,Broth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78,Pool N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66,METAL GEAR RISING: REVENGE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06,AirMech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15,Frog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49,Chival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16,Slender: The Arr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22,Super 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38,NHLÂ®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79,Watch Dog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54,DBZ Budokai HD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56,Titanfall Delux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90,Star Wars: The Force Unleashed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026071,Cather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48,NHLÂ®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319939,Pocketbike 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15,GHâ„¢: Warriors of R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78,Batman: Arkham Asyl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61,uDraw Studio: Instant Arti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06,NHLÂ®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01,The Simpsonsâ„¢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387,LOST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58,Star Wars: The Force Unlea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05,CSI-Hard Evid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58,Prince of Persia The Forgotten Sand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35,FIFA Soccer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903703,Fibbage: The Hilarious Bluffing Party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4227024,DRAGON BALL: THE BRE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9460860,DRAGON BALL XENOVER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8462228,The Jackbox Party Pack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178688,DiR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110146,Metro: Last Light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5607414,Assassin's CreedÂ® Chronicles: Rus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21,PG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08,MCLA: Compl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42,Trials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64,DBZ: Battle of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102,Assassin's CreedÂ® R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64,NBA 2K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94,Batman: Arkham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38,Dragon Ball Z 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81,Naughty Bear Panic in Parad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97,Lara Croft: G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64,Assassinâ€™s CreedÂ® Liberation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49,Pacific R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81,Sonic &amp; SEGA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57,NBA 2K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03,Disney Uni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32,Sonic Gen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71,DB: Raging Bl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61,LIM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924245,Rock Band Music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32,Mercenari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53,At Worldâ€™s 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54,Assault on Dark Ath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36,Soulcalibur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72,Need for Speedâ„¢ SHI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1558108,DBZ: BURST LIM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23,Ridge Racer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7310458,South Parkâ„¢: The Stick of Truth 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60,Crazy Tax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2544763,HITMAN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305228,Besi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583860,Plague Inc: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244232,Sonic Adventur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60138,Shel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58,S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87,The Walking Dead: Season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6362568,Just Dance 2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81,Wolfenstein: The New 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41,WSOP: Full House P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73,Cabela's Big Game Hunter 20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19,Crysi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6697306,Zumba F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03,Red Faction: Armagedd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46,Madden NFL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673951,Guitar Hero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0226785,One Piece: Burning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393300,LEGOÂ® Batmanâ„¢ 3: Beyond Goth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5690747,Pro Evolution Soccer 2016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2228933,Shenmu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5057816,Battle A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8735742,NARUTO SHIPPUDENâ„¢: Ultimate NinjaÂ® STORM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9188769,Marvelâ€™s Guardians of the Galaxy: The Telltale Series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9888556,LEGOÂ® Jurassic Worl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3937373,Don't Starve Together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6415414,DRAGON BALL FIGHTERZ -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0056842,Nightmares from the Deep 2: The Siren's C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2452848,Aven Col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831487,NARUTO SHIPPUDEN: Ultimate Ninja STORM 3 Full Bur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0304103,Maroo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2046240,Divinity: Original Sin -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2339580,BLAZBLUE CHRONOPHANTASMA EXT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9570315,Devil May Cry 4 Speci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026065,Zoids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026072,Divinity II - D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026078,Game of Th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38,QUAK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39,G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40,American Wast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47,X-Men:TheOfficial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48,Alaskan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49,Tony Hawk's Project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2,Pimp My R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4,Spider-Ma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56,Civil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60,SHReK the TH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63,Rapala Tourna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67,Singular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68,TH Proving Gr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69,Transformers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70,Kung Fu P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78,Spider-Manâ„¢: F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83,Quantum of So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186,SOF Payb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05,Spidey: Web of Sha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06,XMen Origins Wolver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09,Guitar Hero: Aerosmi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15,James Bond 007â„¢: Blood 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22,Dangerous Hunts 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23,Paintball 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36,Transforme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47,Ice Ag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48,Guitar Hero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52,DJ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53,Bl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60,Transformers: WF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62,[PROTOTYPE]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71,Bakugan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76,Band H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79,Cabela's BGH 2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296,Jurassic: The Hun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11,DJ Hero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20,TONY HAWK: SH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21,RapalaÂ® Pro Ba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24,MJ Path of Destr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25,Blood 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31,NASCAR The Game 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40,TRANSFORMERS: F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48,TRANSFORMERS: Dark of the M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51,PROTOTYP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54,X-Menâ„¢: Desti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55,Skylanders Spyro's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58,Wipeout: In The Z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59,GoldenEye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62,Spider-Manâ„¢: E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393,Battle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09,TWD: Survival Instin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12,Angry Birds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17,Skylanders SWAP 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20,Dead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21,F&amp;F: Show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44,TRANSFORMERS: Rot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45,The Amazing Spider-Man 2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69,COD: Black Op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157472,Guitar Hero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222685,BLAZBLUE CONTINUUM SHIFT EXT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288213,BlazB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288215,Record of Agarest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288217,Record of Agarest War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353745,Supreme Comma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6353749,Supreme Comma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0121502,DishonoredÂ®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1820241,KUF: Circle of D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46,Star Trek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50,Fallou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737751,Hunted Demonâ€™s For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63,Narnia: Prince Caspi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73,Toy Story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398,Cars 2: The Video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30,Disney Inf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44,Disney Infinity (2.0 Edit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2934453,Mercena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397,Bionic Comm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398,LOST PLANET COLON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46,Dead Risin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55,ASURA'S WR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60,Resident Evil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61,Resident Evil Operation Raccoon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63,DEAD RISING 2 OFF THE REC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68,D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6479,Remember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8468386,Dead Rising 2 Off The Rec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749,Overl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755,DiR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760,Turning 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05,FUEL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48,Operation Flashpoint: Red R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49,Bodyc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1854,Operation Flashpoint: Red R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23744,DiR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187285,SBKÂ® (N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908177,Sniper: Ghost Warr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9908180,Sniper Ghost Warrio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172147,Shenm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5374675,Sto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6095572,Dark Se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6095621,Earth Defense Force 2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6095623,Adventure Timeâ„¢: Explor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9891781,Wolfenstein: The Old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365458,P4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46,Madden NFL 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0,Tiger Woods PGA TOUR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1,FIFA 06 RTFW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2,NBA LIVE 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5,Battlefield 2: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8,Fight Night Roun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59,LOTR BFM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66,2006 FIFA World Cup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68,NCAAÂ® Football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69,The Godfath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1,Madden NFL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4,DEF JAM: ICON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5,FIFA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7,NBA LIVE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78,NCAAÂ® March MadnessÂ®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0,TigerWoodsPGATOURÂ®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3,NBA STREET Home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786,Harry Potter HB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06,C&amp;C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11,skat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12,NASCARÂ®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18,NCAAÂ® Football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23,FIFA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24,NHLÂ®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25,TigerWoodsPGATOURÂ®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26,NFS Pro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35,NBA LIVE 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47,NCAAÂ® March MadnessÂ®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50,C&amp;C3: Kane's Wr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51,FIFA Stree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55,UEFA EURO 2008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61,NASCARÂ®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83,FIFA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85,NCAAÂ® Football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94,The Godfatherâ„¢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896,BLACK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04,TigerWoodsPGATOURÂ®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10,NFS Underc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14,NBA LIVE 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19,Skat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21,Rock Band Song Pack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29,AC/DC LIVE: Rock 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35,The Sabo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40,Fight Night Round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44,Trivial Purs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56,NCAAÂ® Football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78,NHLÂ®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80,FIFA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89990,Madden NFL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20,2010 FIFA World Cup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30,TigerWoodsPGATOURÂ®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45,NHLÂ®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48,NCAAÂ® Football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69,FIGHT NIGHT CHAMP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070,Alice: Madness Retur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01,Bulletstorm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03,Madden NFL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22,NEED FOR SPEED THE 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25,Tiger Woods PGA TOURÂ® 12: The Masters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26,NCAAÂ® Football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46,The Simsâ„¢ 3 P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51,FIFA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52,Cry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58,F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71,EA SPORTSâ„¢ FIFA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86,NCAAÂ® Football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87,Madden NFL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195,Medal of Honorâ„¢ Warfighter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00,FIFA Soccer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03,NHLÂ®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30,NCAAÂ® Football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41,Madden NFL 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43,FIFA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49,Plants vs Zombies Garden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65,Madden NFL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67,FIFA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85,Battlefieldâ„¢ Hardlin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86,EA SPORTSâ„¢ FIFA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0298,SSX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1894752,FIFA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6935255,Slender: The Arr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3934144,SlashD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8929116,Farm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465,IL-2: Birds of P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474,BACKBREAK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514,Terraria â€“ Xbox 36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584515,Sniper Elit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846615,Tenchu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846617,NINJA BL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9846618,AC for Ans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2344745,Evolve Big Alp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06322,Kengo Legend of the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74902,Age of Sp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76858,Six-Gu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76860,Order &amp; Chaos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76867,Modern Combat 5: Blac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5776867,Modern Combat 5: Blackout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6427219,Legend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6759899,Samurai vs Zombies Def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6885969,Alaskan 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3532116,Fuzion Frenz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3532127,DECA SPORTS FREE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1699059,Rugby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28,Test Drive Unlimi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44,Race P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60,Ghostbu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76,Test Drive Unlimite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9391883,Backyard Sports: Rookie Ru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473,Sacred 2 Fallen Ang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15,NASCAR '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18,Escape Dead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339520,Saints Row: Gat Out of Hell<text:s text:c="3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23,Winning Eleven 2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29,Silent Hill Homeco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31,DDR/DS Univer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33,PES2008 (U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43,KR: AI Encor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50,PES 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65,Castlevania L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72,Ninety-Nine Nightsâ…¡/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87,NeverD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090,SAW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116,MGS PW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122,ZOE HD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05125,Silent Hill: <text:s/>HD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47,DW5 Em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49,SAMURAI WARRIO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52,BLADE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60,DW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63,WARRIORS OROCHI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67,DW6 Em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86,DW: Strikefor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470590,Fist of the North Star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3929298,Dynasty Warriors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4125916,Tropico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4125919,Port Royal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0951403,Dead Rising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8031123,Resident Ev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8892798,TRIVIAL PURSUIT LIV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62,Thrillville: O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9330274,SWTCW: Republic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6697328,Zumba Fitness C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024977,Raiden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26,Shadow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31,Ninety-Nine 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35,Blue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62,Lost Odyss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193,Party 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18,Scene It? L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49,Crimson SkiesÂ®: High Road to Reveng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264,Scene It? BO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304,Li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438,Kinect Star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06,KINECT RUSH: A Disney â€¢ PIXAR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17,Disneyland Adven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38,Kinect Sports: Season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647,The Gunstri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706,Fable: The Jour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724,Project S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791,Karao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09,Minecraft: Xbox 36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7892,Conker: Live and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89128,Iron Brigade Download Games for Windows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0225,Microsoft Mahj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0378,Halo: Sparta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0417,Halo: Spartan 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2189,Microsoft Su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292194,Halo: Spartan 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320573,TE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66,Strangleho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68,Blitz: The 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70,Wheel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73,Hour of Vic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74,NBA Ballers:Chosen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75,Unreal TournamentÂ®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7549288,Blitz: The Leagu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2301894,Powerstar G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21,ACE COMBAT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32,Beautiful Katama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35,Warhammer:BattleMar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40,Eternal Son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41,DW:GUND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45,Tales of Vesp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49,SMASH COURT TENNISâ„¢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64,TEKKEN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68,DW: GUNDAM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79,Magnacarta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196,ACE COMBAT: 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01,Knights Contr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06,DB: Raging Blas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20,DW: Gunda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34,STORM Gener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47,Armored Core 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60,NARUTO STOR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66,DB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671272,NARUTO STORM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590840,Assassin's CreedÂ® Chronicles: 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3080382,LEGOÂ® Batmanâ„¢ 3: Beyond Gotham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3920370,NBA 2K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8861028,EA SPORTSâ„¢ FIFA 14 Downloadabl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671143,FINAL FANTASY XV MULTIPLAYER: COMRA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5034638,Super Dungeon B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510457,DishonoredÂ®: Death of the Outsid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45,Just C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49,Battlestations: Mid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56,Kane and Lynch:Dead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60,MINI NINJA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6901865,Battlestations Pacif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14,Condem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16,Chromeh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17,Full A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25,The 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29,Virtua Tenni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31,Phantasy Star Uni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33,Golden Axe:Beast R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1,The Golden Compa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2,Virtua Fighter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3,Condemned 2: Bloodsh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4,Universe at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46,Iron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66,Stormr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78,SONIC UNLEA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80,Virtua Tennis 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2997,SEGA MEGA DRIVE U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14,Iron Ma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17,Resonance of F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29,Thorâ„¢: God of Thu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47,Virtua Tennis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48,Captain Americaâ„¢: Super Sold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033054,Alien: Iso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622748,THE KING OF FIGHTERS X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753809,Monster Mad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54,The Last Remn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55,Infinite Undisco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57,Star Ocean: The Last H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77,Mindj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95,Thie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398,FINAL FANTASY XIII-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419,LIGHTNING RETURNS FFX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7819422,MURDERED: SOUL SUSPEC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8147025,Great Battles Medie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6389095,Thief Demo - The Lock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3679057,DEAD OR ALIVE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3679058,DEAD OR ALIVE Xtrem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3679068,QUANTUM THE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2,The Outf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4,MotoGP 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5,Juiced 2: 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7,Tetris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68,Frontlines:Fuel of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76,Smackdown vs RAW 2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77,Avatar: TLA: T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82,Darksi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86,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598,MotoGP 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06,Destroy All Humans! Path of the Fur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09,Cars M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19,SmackDown vs RAW 20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44,WALLâ€¢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46,SmackDown vs. RAW 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52,WarhammerÂ® 40000Â®: Space Marin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53,WarhammerÂ® 40000â„¢: Dawn of WarÂ®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63,Red Faction: Guerri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64,WWE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76,SmackDown vs. RAW 2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678,Homefro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01,WWE Smackdown vs. Raw 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04,Super Hero Squad: T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10,WWEÂ® All Starsâ„¢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52,WWE '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596788,WWE '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71,MLB 2K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73,Top Sp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0,Prizefigh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1,The Bur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3,Rockstar Table Ten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7,NHL 2K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88,The BI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95,NHL 2K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198,The Dark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01,College Hoops 2K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10,MLB 2K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13,F4: ROT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15,Top Spi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23,All Pro Football 2K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28,NBA 2K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39,MLB 2K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40,College Hoops 2K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62,NHL 2K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64,The BIG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75,GTA IV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298,NBA 2K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01,MLB 2K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38,NBA 2K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58,MLB 2K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74,MLB 2K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87,MLB 2K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0,XCOMÂ®: Enemy W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2,NBA 2K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4,WWE 2K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7,NBA 2K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4793398,WWE 2K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242707,Way of the Samurai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3,TC's GR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5,TC's SC Double Ag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59,Blazing Ange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60,FC Instincts Pred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69,Naruto Rise Of A Nin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70,Enchanted Ar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78,IMPORT TUNER CHALL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80,TC's GRAW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83,Rayman Raving Rabbi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86,R.U.S.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88,TM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89,Surf's 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94,Blazing Angel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897,Beowu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08,Prince of Per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11,Lost Via Dom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18,TCâ€™s H.A.W.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24,Call of Juarez: Bound in B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43,Shaun White Skateboar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47,Ghost Recon: Future Soldi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68,Tom Clancyâ€™s H.A.W.X.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72,Child of 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74,Fighters Uncag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4975,Your Shapeâ„¢ : Fitness Evol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03,PowerUp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12,Call of Juarez Car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15,Just Dance Ki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22,Driver San 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24,The Price Is Right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26,Raving Rabbids: A&amp;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28,RaymanÂ®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29,Hole In The Wall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69,Marvel Avengersâ„¢: Battle for Ea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5098,Far CryÂ®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1509856,Hungry Shark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2033734,Pinball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7495633,Ski-Doo Challe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7495636,Darkest Of D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40,The Bourne Conspir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44,E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46,TimeShi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52,E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56,Crash Of The Tit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60,F.E.A.R. F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77,Legend of Spy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413178,Crash Mind Over Mut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544208,Lollipop Chains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47,F.E.A.R.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54,WANTED:Weapons of F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66,LEGOÂ® Harry Potter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75,The Lord of the Rings: War in the No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76,LEGO Rock 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792,F.E.A.R.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10,LEGOÂ® Harry Potterâ„¢: Years 5-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15,LEGOÂ® Batmanâ„¢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21,LEGOÂ® Lord of the Ring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45,LEGO Mar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4993869,LEGOÂ® Jurassic Worldâ„¢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5674891,Assetto Co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9186547,Resident Evil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618136,White Nois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50,Bejewele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53,Small Ar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55,Marble Blast Ul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58,Mutant Storm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59,Outpost Kaloki 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61,Wik: Fable of Sou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64,Robotron: 20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69,RoboBlit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71,Cloning Cly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73,Novad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79,Zu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84,Street Fighter II' H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85,Spyglass Board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886,Texas Hold'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12,Heavy Weap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13,PAC-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19,Gyru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20,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31,Def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32,D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37,Paper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1,Root Beer Ta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3,Band of Bu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4,Switch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5,TotemB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7,Ultimate MK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8,Pinball F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49,NEW RALLY-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0,DIG D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1,MS.PAC-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5,Tetris Spl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6,Aegis W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7,Soltrio Solit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8,C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59,Bomberman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60,Carcass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61,3D Ultraâ„¢ Minigo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72,Centipede &amp; Millip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74,Asteroids &amp;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76,Battlez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88,N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0,Marathon: Durand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2,Magic: The Gathe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3,Battlestar Galact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4,Golden A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6996,Sonic The Hedgeh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05,Streets of Rag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06,Puzzle Fighter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07,Rocketmen:Axis of Ev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08,TMNT 1989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11,Undert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14,Ecco the Dolp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33,Pegg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36,Feeding Frenz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50,UNO RUSH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56,Puzzle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60,SuperStreetFighter2T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68,Happy Tree Fri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75,Rez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83,Galaga Leg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090,The M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02,Bra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03,Metal Slug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15,A Kingdom for Kefl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36,Age of Boo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42,Shadow Comp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45,Sealife Safa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51,Geometry Wars EvolvedÂ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53,Duke Nukem 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63,Dash of Destr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70,Worms 2: Armagedd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84,Raskul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185,CellFactor: P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39,Call of DutyÂ®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49,ZOMBIE APOCALYP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52,Alien Breed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59,Ion Assau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62,WATCH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65,GAROU M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69,3 on 3 NHLÂ®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77,Sam&amp;Max Save the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78,Battlefield 1943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85,Virtual-On 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87,Scrap Me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93,Full House Po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295,Splosion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15,Sonic The Hedgehog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19,Wolfenstein 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22,Islands of Wakfu 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42,Spelun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44,F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48,Sonic &amp; Knuck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55,Wolfenstein 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73,Final Fight: DblImp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85,Hybr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391,Hydropho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11,Yu-Gi-Oh! 5D's Decade Duels P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13,Out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15,SONIC THE HEDGEHOGâ„¢ 4 Episode 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27,RISK Fa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35,ilomil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452,SCOTT PILGRIM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06,Sh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12,Bre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13,Deadliest Warr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22,Serious Sam HD: T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31,Dead Spaceâ„¢ Ign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32,Spare Part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34,Torch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43,The UnderGar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53,From Dus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67,The Fancy Pants Adventure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70,Dungeons &amp; Dragons Daggerd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581,Trials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61,Wormsâ„¢: Ultimate May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64,DEAD RISING 2: CASE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81,X-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698,Alien 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22,I Am Aliv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29,Zombie Driver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33,Section 8Â®: Prejudiceâ„¢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38,Bang Bang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46,WarhammerÂ® 40000Â®: Kill Team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54,Awesomena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62,Mortal Kombat Arc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798,Fable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7804,Wreckateer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13,Leedm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14,Bejeweled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19,Skullgir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20,Warp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35,Orcs Must Di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36,NBA JAM: On Fir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42,SONIC 4 Episod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59,Bellator: MMA Onslau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78,The Wolf Among U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491,Marvel vs. Capcom: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07,Alan Wake's American Nightmare 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18,Far Cry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19,Rayman 3 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48,Kinect Party - Ba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60,NiGHTS into dreams..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77,Defense Techn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586,Guardians of Middle-eart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00,Wormsâ„¢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03,Narco Terr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29,ST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643,Intel Discov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753,Sanctum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19,God M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43,Takedown: <text:s/>Red Sa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44,How to Surv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50,R.I.P.D.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57,Thunder Wol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69,Trials Fusionâ„¢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59978,The Raven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00,Rekoil: Liber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22,Peggle 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33,Blackgate Deluxe Ed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44,RE Revelation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59,Trivial Pursuit Liv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092,Life Is Strange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104,Game of Throne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110,Monster Jam Battlegrou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126,Minecraft: Story M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660141,Mmore Goatz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078765,Madden NFL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17,Faceb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628,Video Kin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1115702,Mars Rover La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149959,Lies Of Astaro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6516562,Jetpack Joyr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8810322,Hunter: The Recko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1266033,CastleStorm -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4473434,Two World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5264857,Cut The R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8308274,Aa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9724759,Transformers: Rise of the Dark S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292310,Disney Infinity 3.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5750831,Mega ManÂ® Legac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8010571,DYNASTY WARRIORS 8 Em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0034050,Assassin's CreedÂ® Syndic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0650085,Sniper: Ghost Warrio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0865616,Batman: Arkham Asyl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1895213,Disney Dreamlight Vall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463690,Skullgirls: Enc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3171538,Spacelines from the Far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3480279,NBA 2K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3549045,Battlefield: Bad Compan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4442192,Grim Fanda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4663587,Scribblenauts Unlimi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5497814,EA SPORTSâ„¢ FIFA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882960,Project CA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766595,Shantae and the Pirate's Cu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9865604,Ring of P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0616618,Star Wars: The Force Unleashed - Ultimate Sith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0884857,The Walking Dead: The Telltale Series - The Final Se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2520199,Styx: Master of Sha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7819535,DishonoredÂ® Definitive Edition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9481740,Endless Le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0576389,MX vs. ATV All 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1206121,Resident Evil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2270119,Megaton Rain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3778685,The Stanley Parable: Ultra Delu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3902041,Metro Exod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166028,Worms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207866,Dissidia: Final Fantasy 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5550049,Call of Duty 4: Modern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7834869,Batman: Arkham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014527,Traffic Racer Most Wan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9119449,Record of Lodoss War-Deedlit in Wonder Labyrinth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0297728,Far Cry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0320322,Rust Console Edition - Closed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0554708,deleted_ap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1275439,The Jackbox Party Pack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2502014,Assassin's Cre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550436,Clustertru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479343,Wizard of Le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5567261,Dungeon Siege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6740217,DiRT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578010,Paint the Town 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736393,Hitman: Blood Mo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8619937,Edge of Eter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125722,Madden NFL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971201,Fall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0442817,Deus Ex: Mankind Divide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0522496,DUCK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2266820,Metal Gear Rising: Revenge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599118,Prominence Po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7477432,Dawn of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9464109,Elite Dangerous C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9926455,Zombie Survival: Addictive Tower Def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0340840,Super Meat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1155999,Duke Nukem 3D: Megaton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3377800,WSOP Poker: Texas Holdem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5186181,Need for Speed: The 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418994,Trash Truck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578459,The Escapi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6630298,Assassin's Creed Syndic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080157,Minecraft Pre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562048,PPSSPP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1755991,Gwent: The Witcher Car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290971,Dungeon Hunter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473394,King K Rol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2769901,Call of Duty: Black Op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5040608,Sniper Fury - Elite Gun Sho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6550189,MY HERO ONE'S JUSTIC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8530943,The Lord of the Rings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229502,House Fli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9245095,LEGO Star Wars: The Complete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0662849,Destroy All Humans! 2 - Reprob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1858755,OMO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370682,Fora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4508835,Warhammer 40000: Darkt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6629022,Rocksmith 2014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9264723,FIFA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0524168,Wo Long: Fallen Dynas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306427,Untitled Goo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539579,Flappy 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1837448,UNSIGH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656490,SNIPER Ghost Warrio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669484,Hotline Mia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2871917,Frozen Free Fall: Snowball F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3521674,Rumble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4657478,Amnesia: Rebi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5638358,Vampire Survivo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6012554,Goat Simulator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6456823,NBA 2K22 for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7847173,Quake III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494417,Galactic Civilization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095691,Nightmares from the Deep: The Cursed He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235096,Universe Sand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3798573,The Binding of Isa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4525474,DmC: Devil May C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534167,Dying Light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5920246,XCOM: Chimera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5990324,Space Engine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7478037,Found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773198,The Evil Within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8079118,NASCAR 21: Ign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9507515,DurangoFTP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9709224,Napoleon: Total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147573,Hollow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1567021,Timber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2769195,Football Manager 2022 Xbox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484584,Rivals of Ae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5352825,Five Nights at Freddy'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6391095,Blair Wi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312858,Black 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8681937,Grim Da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9202182,L.A. N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017893,F1Â®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342998,PLAYERUNKNOWNâ€™S BATTLEGROUNDS â€“ Public Test S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5016741,Clicker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7796660,Expeditions: 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8797774,ONE PIECE: PIRATE WARRIORS 4 (Window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212715,EVE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9943394,Endless Spac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984142,Danganronpa 2: Goodbye Despair Annivers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1073438,Robo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1548634,The Dark Pictures Anthology: Little Ho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322725,Assetto Co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832827,Super Mega Baseball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863524,Cook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2933831,St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4959523,Final Fantasy V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758189,Star Wars: The Force Unleashed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5963537,Mercenaries 2: World in Fl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183720,Age of Wonders: Planet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6454335,Alien: Iso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77692,Alto's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7975190,HUMANKIN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8390204,Rivals of Ae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197565,Max Payn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453620,Doom 3 BFG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9606934,Castlevania Advanc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2627730,Tropico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433566,Bani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457512,DRAGON QUEST BUILDE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961068,Race The S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4505425,Modern Combat 5: Black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5661457,Valheim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8167956,The Riftbre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0701033,Tiny Tina's Wonderlands for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1733247,Doki Doki Literature Club Plus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061951,Chrono Trig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3087315,Fallout 76 -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006572,Crysi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5825192,The LEGO Movie Video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453061,Yaku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731867,One Step From 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6983532,Evil Genius 2: World Domin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298875,SC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9230317,Grand Theft Auto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0522937,Wolfenstein: The New O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1289795,FIFA 21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423970,Undert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3742865,Train Sim World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536463,LEGOÂ® The Hobbi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769007,Poly Bridg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4904300,Ring of Elys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5461409,DiRT Rally 2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6398216,Forza Motorsport 7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8081511,Crusader King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9592885,GUNDAM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1693588,MechWarrior 5: Mercena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1770355,The Forgotten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1834186,ATLAS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2443391,Assassin's Creed Valhal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4784721,Tem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6582375,Zero Caliber V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6631909,Chinatown Detective Ag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438490,Devil May Cry 5 Special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571402,Age of Wonders: Planet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8348973,Grand Theft Auto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9354193,Infern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9800250,Monster Hunter: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187488,LEGO Star Wars: The Skywalker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267103,Tales of Zesti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301275,Fortcraft Battle Roy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1511630,Dead Rising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2969186,Star Wars Battlefro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3511874,Psychona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035337,Dolphin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174857,Spelunk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5887010,Serious Sam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131992,One Piece: Pirate Warrior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7807081,Saints Row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8085860,Dragon Age: Orig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9207567,Bubble Witch 3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053994,Cooking F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0693818,Halo: Spartan Assault 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3542524,Unsou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4812538,Puyo Puyo Tet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5251061,Fora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6412419,Blind Fate: Edo no Ya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7307747,Yakuza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7613403,Into the P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375371,Football Manager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9432498,Disc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033410,The Secret Wor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036325,Trailm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537563,F1Â®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1832565,Quake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2682965,Quake Champ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3631176,MechWarrior 5: Mercena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112611,From the Dept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4671832,Fishing Pla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6726294,Lost 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7138335,Mega Man Zero / ZX Legacy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7442535,Untitled Goos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750187,F1â„¢ 20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7819687,Jurassic World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8064759,FIFA 22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8157150,SoulCalibur V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8610446,Keep Talking and Nobody Explo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494560,Demon Slayer -Kimetsu no Yaiba- The Hinokami Chronic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697311,World War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727594,Hotline Miami 2: Wrong Nu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821219,Guns of Icarus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1891391,Darksider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3085990,Road 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3362885,FIFA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3980988,Commandos 3 - HD Rema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4283057,Rogue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4372904,Project Resist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7201650,Goat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8736509,Pinball FX2 Windows 10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423491,Yakuza: Like a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445211,Squ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948997,WWE 2K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0987797,Deus Ex: Human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1472434,Disciples: Lib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037140,8 Ball 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2042735,Geometry D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585226,Toriba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3644185,Mount &amp; Blade II: Bannerl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137014,Football Manager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138520,Mirror's Edgeâ„¢ Cataly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4232675,Load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7618143,Saints Row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7836571,Minecraft: Story Mode - A Telltale Games S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8912468,Resident Evil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9876281,Tales of Arise Demo Version (Xbox Series X|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0413044,Call of Duty: Advanced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247908,EA SPORTSâ„¢ FIFA 16 Downloadabl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1668171,Opus Cas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2512217,Townsc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3611497,Prop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4396353,Creati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4832319,Galactic Civilization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5497756,Agents of May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410971,NARAKA: BLADE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7721444,Yu-Gi-Oh! Legacy of the Duelist: Link 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236474,Naruto Shippuden: Ultimate Ninja Storm 3 Full Bur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9283754,FAR: Changing Tides Window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0049850,Lemnis 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441354,Devil May Cry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650767,A Plague Tale: Innoc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694822,The Quarry for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4460632,Metro Exodus Enhance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6285148,Crossfir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6694055,Injustice: Gods Among 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402697,ScreamR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7408598,Heroes of the 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191014,TU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405149,Stranded D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421257,eFootballâ„¢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8425097,Mighty Go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9597096,Resident Evil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759020,Sonic &amp; All-Stars Racing Transform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2406552,Verd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2645444,South Park: The Stick of Tru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4191282,Counter-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6172970,Game of Thrones - Episode 1: Iron from 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101017,Ant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395870,Crab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859131,Lara Croft and the Temple of Osi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9357625,Medieval II: Total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1467226,Warhammer 40000: Battlese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4875251,Disney Magic Kingd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6354476,Iron Harvest (Window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148258,eFootball PES 2021 SEASON UP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7501319,Nidhog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8699320,Asphalt Xt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9694897,VIP Spades multiplayer fr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0368925,âªâ€‹â€‹Flycastâ€‹â«â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1154885,Outlas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1865902,Disco Elys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195514,Tetris Eff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689913,Immortals: Fenyx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3961403,Hearthstone: Heroes of Warcr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7046793,Among U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9813340,Breath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193218,Century: Age of 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727250,Unpac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744816,Farming Simulator 22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0975663,Simple Solit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258316,Ghost So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1441063,Days G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3663073,Fractured Sp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076770,Vis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4090207,Moons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6592223,Metal: Hellsinger (Xbox 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7094964,Call of Duty: Gho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7767435,Sudoku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8419990,Assassin's Creed U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9456287,Roller Champion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0261281,theHu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773384,G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787507,Titanf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1956491,8 Ball Pool 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2788403,NBA 2K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3539434,Sleeping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365262,PAW Patrol: Grand Pr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4659655,Bomber Cr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6441741,Wo Long: Fallen Dynasty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8813995,Downw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9238692,Company of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9917168,Tales of Vesp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0811986,Kingdoms of Amalur: Re-Recko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2027806,Into the Bre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3138273,Sonic Fronti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011994,Prototyp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044383,Minecraft Preview for Windo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4567834,Dragon Ball Fighter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5610298,Need for Speed: Hot Purs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5856995,You Suck at Par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0482,TrialsÂ®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6143168,Crusader Kings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337607,NHLÂ® 15 Full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7729638,Solasta: Crown of the Magi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8796053,NASCAR Heat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043648,Minecraft for Gear V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396590,Wolfenstein: The Old Blood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911128,NASCAR Heat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9937154,Ni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374037,Wild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32544,LEGOÂ® The Hobbitâ„¢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4519751,Pillars of Eternity: Hero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6393313,SIGNA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8682910,It Takes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1002071,Ticket to R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1163710,Welcome to the Gam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1269905,They Are Bill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2741539,AI: THE SOMNIUM F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2974478,Shovel Kn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480706,World of Warshi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3839306,Wasteland 3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5008143,DEATHLO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6653926,Astria Asce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7949040,Dragon Age: Inquis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8959976,Resident Evil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1911684,Shred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3896543,Ghostru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4912358,Chivalry 2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5305760,Anth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207708,Void Basta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375380,Gungrave G.O.R.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399170,270: Two Seventy US E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6845110,Cities: Skylines -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629264,Tainted Grail: Conqu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7778630,Mount &amp; Blade: With Fire &amp; Sw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9052149,Friday the 13th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0533684,Kao the Kangaroo Roun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1871808,The Ship (200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2079865,Shel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3342668,Gang Bea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3880670,Dark Dece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307183,Minecraft for Kindle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4950992,MotoGPâ„¢22 - Window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6485937,Besiege Console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6594794,Fable Legends Closed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157200,ScreamRid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609579,The Pedestri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725080,Skul: The Hero Slay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8544271,Ori and the Blind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8699905,Pathfinder: Wrath of the Righteo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2256197,F1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2300170,Battlefieldâ„¢ 2042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4153789,The Elder Scrolls: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5180046,Zoo Tycoon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5982965,Gunfire Rebo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6219604,Farming Simulator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6639910,Planet Zo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6642556,Diablo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7464297,King K Rolle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7655552,Need for Speed H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9398917,Kingdoms of Amalur: Recko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060964,Turnip Boy Commits Tax E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379668,Ghostrunner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0955312,I Am F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3912042,Eiyuden Chronicle: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5142613,Golf With Your Fri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6635137,Darwin Proj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7846978,Ori and the Will of the Wis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109802,Madden NFL 21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667393,Immortal Realms: Vampire 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0931118,3 Player Batt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1410122,FIFA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530875,Empire of S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2956367,APB: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776909,Absolute Dri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5534879,Foxh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6417196,Mirror's Edge Cataly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6624926,Mirror's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7289559,Baldur's Gate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8748343,Neon Chrome Overseer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9282010,Outer Wi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9417101,SD GUNDAM BATTLE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0088099,Rise of the Tomb Rai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2117105,Grand Theft Auto IV: Episodes From Liberty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2507651,Prison Archit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019983,Crash Bandicootâ„¢ 4: Itâ€™s About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5117963,Lethal League Bla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8799850,Poly 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097586,Ready or N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947450,Garden 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954453,Thronebreaker: The Witcher 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003829,EA SPORTSâ„¢ FIFA 23 Standard Edition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684972,Dune: Spice Wars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694587,SUPERHOT WINDOWS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818257,Deus Ex: Mankind Divi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447389,The Dark Pictures Anthology: The Devil in 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535850,SpiderHe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965582,Zero Escape: The Nonary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214169,NieR: Auto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633904,100% Orange Ju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295830,Gears 5 Tech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356600,Pro Evolution Soccer 20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365997,Football Manager 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473581,Citizen Sle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428777,WILD HEARTSâ„¢ Standard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966609,The Bureau: XCOM Declassifi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090796,Need for Speed Payb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666244,NBA 2K21 Next Gen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242268,Pupperazz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32952,Project CAR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148478,Dead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823567,Evol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951912,Green He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966558,Sins of a Solar Empire: Rebell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990367,Project Wi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672301,The Gu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700738,Hammerwat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140898,Loot R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650813,Minecraft: Story Mode - Episode 1: The Order of the 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012841,Bad North: Jotunn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084063,How to Surv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076229,Weird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552136,The Catch: Carp &amp; Coarse Fish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994100,Marvel's Av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076468,eFootball PES 20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267377,Madden NFL 23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757158,Out of the Park Baseball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800660,Paradise B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503490,Assassin's Creed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961909,Ragnarok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045314,Endless S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932238,The Evil W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8516160,Hardspace: Shipbreaker (PC Vers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9394686,HUMANK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9730324,Mad M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611334,Hyper Sca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1693516,Gas Station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3827020,Pathfinder: Kingm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320526,Hogwarts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5251227,Turnip Boy Commits Tax Eva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6175044,World of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6345770,The Dark Pictures Anthology House of 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6661176,Evolve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7558339,My Friend Peppa P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117628,Maple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573437,Slither.io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8731056,Assassin's Creed 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9224282,Super Monkey Ball Banana M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0254664,DiRT Ral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063925,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076002,Curse of the Dead Gods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767726,Angry Bird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1941014,DiabloÂ® II: Resurrected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2450159,Stranger Things 3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2509191,Amnesia: The Dark Desc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529456,Ri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653846,ScubaBo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699226,RetroArchv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5795266,F18 Carrier Landing 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030531,Knockout 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884421,Empire: Total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7124883,Guilty Gear Xrd -SIGN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8036013,âªâ«PPSSPPâ¬â€â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0550199,Alien Swarm (20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766968,STRANGER OF PARADISE FINAL FANTASY ORIGIN DEMO VER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2975880,Dead Risin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3555152,Yu-Gi-Oh! Master D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3701653,SD GUNDAM BATTLE ALLIANC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059989,Far Cr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582442,Danganronpa: Trigger Happy Havoc Anniversary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6593009,Dead Sp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7332636,Stormworks: Build and Resc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206598,BeamNG.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726916,Anno 1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930919,Torchlight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306864,SkateBI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719597,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059459,Total War: Rom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746629,Don't Starve: Giant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850055,SpeedRun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2398513,The Dungeon Of Naheulbeuk: The Amulet Of Chaos - Chicken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3170939,Frostpunk: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3743247,Shadow Warri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4560649,Tales from the Borderlands: A Telltale Game S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5674944,Resident Evil Re:Ve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8415611,Rust Console Edition - Public Test Bra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9030620,The Golf Club 2019 featuring PGA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0476861,Tales of Ar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1100129,Black 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2105437,Battlefleet Gothic: Armada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2147857,â«â¬â€‹SonicCDâ€âªâ€‹âªâ€‹â«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3736638,Scrab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5149400,FIFA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6722397,Arche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7204646,New Gundam Brea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7251758,Watch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8926402,Kingdom Under Fire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0211397,Stardew Vall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0548081,Middle-earth: Shadow of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0706413,Dungeons &amp; Dragons: Dark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013209,RaceRoom Racing Exper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343259,CrossfireX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1484036,Superlim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3555226,Almighty: Kill Your G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3870981,Who's Your Daddy?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4359296,V Ris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4629317,Bomber Cr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5317676,Unravel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5844997,Spec Ops: The 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5974219,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0892978,Farming Simulator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1462567,Resident Evil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1891636,Bayonet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572046,TerraTe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3682339,Gears PO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5595725,Battlefleet Gothic: Arm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035704,Dying Light 2 Stay Hu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319922,Emb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6808322,Total War: Shogu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7236270,Jour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8202394,Candy Crush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9258504,Football Manager 2023 Cons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9446354,Midnight Fight Expr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0312943,SCARLET NEX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456380,A Total War Saga: TR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2703235,S.T.A.L.K.E.R.: Shadow of Chernoby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3926109,Road 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5468576,FIFA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5688827,Reigns: Game of Th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5763788,Total War: Atti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6872096,Battlefieldâ„¢ 2042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7048447,Company of Hero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7186813,Call of Duty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7898177,NBA 2K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8722049,Resident Evil 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9343409,Star Wars Jedi Knight II: Jedi Outc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9344129,FINAL FANTASY XV WINDOWS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9651079,March of Empires: War of L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9756119,Candy Crush Friends Sa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2221389,Evil Dead: The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115604,Cloudpu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371080,Dicey Dunge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714436,Marvel's Avengers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6922454,Pro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8184557,Monster Jam Steel Titan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8421038,Borderlands: The Pre-Sequ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178269,LEGO Wor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478476,Assassin's Creed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503246,Empyrion - Galactic Surv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597381,Planetary Annihi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0627175,Football Manager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3297300,JoJo's Bizarre Adventure: All-Star Battle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3384124,Spyro Reignited Trilog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4184622,Hidden City: Hidden Object Adven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4703084,X3: Albion Prel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5289543,TRANSFORMERSâ„¢: Deva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5864061,Europa Universalis IV - Microsoft Stor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6757651,Ghostru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8052087,Plants vs Zombies: Garden Warfar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8673801,Conan Ex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9671989,Assassin's Creed R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0027248,Medal of Ho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1116706,Final Fantasy VI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1642097,Katana Z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291580,NBA 2K22 for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2420948,Disgaea 4 Complete+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4693780,EVERSPACEâ„¢ 2 (Game Preview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6615483,F1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6800832,AdVenture Capitalist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7578729,Story of Seasons: Friends of Mineral 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7885631,FIFA 21 Xbox Series X|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8304024,Rec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8628084,Expansion for Explo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8723278,XCOM: Enemy 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8868799,Kattast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9651826,Oxygen Not Inclu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0783155,â¬â«â€‹â€â¬â€‹â€‹â€‹â¬XBSX2â«â«â¬â€â€‹â¬âªØœâ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1103826,Und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2930915,Rocket Ar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3288147,Marvel's Guardians of the Galax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5115359,Gangstar New Orleans: Online Open Worl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285435,Stranded D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688994,Fallout 4 (P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707105,Anno 22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7115693,Project Wing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7358433,Madden NFL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802058,Darkest Dungeon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674300,The Walking Dead: Season Tw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858691,Bomber Cr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254028,Outlast 2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952910,Aragami: Shadow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259050,Ori and the Blind For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236555,Disney Infinity [2.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132544,SEGAÂ® Genesis Classics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062756,The Walking Dead: A New Frontier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659276,Shadow Complex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742376,NBA 2K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851285,LEGO Marvel Super Heroes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890904,TRANSFORMERS: Fall of Cybertr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20212,The Flame in the Fl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029247,Oddworld: New 'n' Tas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135722,Tales of Vesperiaâ„¢: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834943,Wheel Of Fortune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896559,Mount &amp; Blade: Warb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506923,Dead Rising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779813,Ultratr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384131,Marvel: Ultimate Alli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450727,Rogue Leg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364101,TrackmaniaÂ® Tur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090394,Dirt Ral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995079,Batman: The Enemy Within - Episode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36946,Zoo Tycoon: Ultimate Animal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925310,Adventure Time: Finn and Jake Investig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17019,Oxenfr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17198,Sherlock Holmes: Crimes and Punish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804937,BATTLESHIP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910835,The Dwar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194122,Spec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690252,Rock 'N Racing Off Road D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500216,Growt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164739,Hunting Sim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69682,The Jackbox Party Pack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942284,LEGOÂ® Jurassic Worldâ„¢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142602,Costume Ques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515813,Enter The Gunge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775731,Surviving M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481962,FIFA 18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619002,Watch DogsÂ®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391420,EA SPORTSâ„¢ NBA LIVE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19495,Killer Instinct 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246343,Tom Clancyâ€™s Rainbow SixÂ® Extr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376346,FIFA 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507461,Dead Effec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331588,I Am Bre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395486,Ultimate Chicken Ho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673951,Guitar Hero L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271635,The Legend of Korra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914906,FIFA 19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969042,The Solus Proj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454494,EA SPORTSâ„¢ FIFA 17 Downloadabl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309830,NARUTO: Ultimate Ninja St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512000,Resident Evil Reve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449077,World of Warships: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925121,F1Â®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947130,Clicker Hero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144549,Halo Wars 2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601591,NARUTO SHIPPUDEN: Ultimate Ninja STORM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956148,NASCAR Hea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291876,Assassin's CreedÂ® The Ezio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619593,The CrewÂ® 2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523189,Trials of the Blood Drag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578794,Ben-H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404425,DYNASTY WARRIORS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148954,'n Verlore Verstand - Fre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004979,Microsoft Ultimate Word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104326,EA SPORTSâ„¢ UFCÂ®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772182,Thronebreaker: The Witcher 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690837,World of Van Helsing: Deatht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464799,EA SPORTSâ„¢ UFCÂ®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611852,FIFA 20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688870,XCOM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778408,EA SPORTSâ„¢ UFCÂ®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8218779,Resident Evil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417720,Emily Wants To Pl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6050592,DOOM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0901123,Tropico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2279671,Moto Racer 4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7488276,Outlast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3828894,Absol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7690024,SWORD ART ONLINE: FATAL BUL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7771444,Gems of W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903186,Call of DutyÂ®: Modern WarfareÂ® 2 Campaign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152324,GWENT: The Witcher Card G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006706,Dark Arcana: The Carni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90031,Victor Vr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4295058,Age of EmpiresÂ®: Castle Si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5298240,The Walking Dead: Michonne - Ep. 1 In Too D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9447070,Grand Prix Rock 'N Rac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0703885,LEGOÂ® Marvel's Av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3698720,Forza Horizon 2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3918998,NARUTO SHIPPUDENâ„¢: Ultimate NinjaÂ® STORM 4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5046198,Marvel vs. Capcom: Infinit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5502086,The Four Kings Casino and Sl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9279273,King's Quest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0779126,NBA 2K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8438210,LEGOÂ® CITY Underc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0545608,Armored Warf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2100179,Arme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6783342,Divinity: Original Sin 2 - Def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094388,EA SPORTSâ„¢ FIFA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4107204,Dance Central Spot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4139546,Craw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5693557,Riptide GP: Reneg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9731308,BioShock Infinite: The Complet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6437546,The Awesome Adventures of Captain Spir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0709037,METAL GEAR SURVIV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1381438,Zoo Tyc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1714069,Agatha Christie - The ABC Murd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6478832,TT Isle of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1302698,WRC 5 FIA World Rally Championship â€“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2006140,EA SPORTSâ„¢ UFCÂ®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2916288,H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1167015,RUSH: A Disney â€¢ PIXAR Adventure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7714383,ONE PIECE BURNING BLOOD -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6718051,Mafia III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8221219,FINAL FANTASY XV EPISODE DUSC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024710,Laser 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3024882,Red Faction Guerrilla Re-Mars-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9485819,The Escapist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1852503,Clockwork Tales: Of Glass and I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5155065,NARUTO TO BORUTO: SHINOBI STRIKER Open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7263759,Rock Band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5457902,WRC 5 FIA World Rally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8400368,NBA 2K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3598300,CODE V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4552001,The Binding of Isaac: Rebi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3411968,LEGOÂ® Marvel Super Hero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7391198,Outcast - Second Cont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1136798,DC Universe On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2866352,Raging Just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7416995,Pure 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8985924,Resident Evil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4001943,Dying Light 2 Stay Hu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0116976,World of Tan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2462247,Slayaway Camp: Butcher's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904185,Call of DutyÂ®: Infinite Warfar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9613404,Dragon's Dogma: Dark Ari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6892583,Darksiders II Deathinitiv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8615632,Xbox Fitn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7642949,LEGOÂ® Worl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8192693,Gotham Knigh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9628338,Attack on Tita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5174887,The Final 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413309,Amnesia: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86791,A KING'S TALE: FINAL FANTASY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3799031,Bless Unlea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5797626,Fishing Sim WorldÂ®: Pro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6999858,Duke Nukem 3D: 20th Anniversary World T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8477147,METAL GEAR SURV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165390,TRON RUN/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3395429,Rust Console Edi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3913056,Destroy All Humans (200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3913058,MX Unlea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4121859,LEGOÂ® MARVEL's Avengers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5890707,ULTIMATE MARVEL VS. CAPCOM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2608,Sky Force Reload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991576,How To Survive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0593568,Never Alone (Kisima Ingitchun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1120656,Tumble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6339986,Party H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6812232,ZHE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6156762,Monster High: NG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4424724,Gears of War 4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5319545,FIFA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5478467,TOM CLANCY'S THE DIVISION ALP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9455454,resident evil 4 (200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71386,MXGP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2676443,F1â„¢ 20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4809057,Shadows: Awake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911754,Devil May Cry 5 De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9699803,ABZ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1560105,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6568979,Need for Speed Riv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1294040,Jet Car Stu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8775939,EVERSPACEâ„¢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2461615,Battle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7514341,The Cull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1972052,Forza Motorsport 6: Ap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9281923,Tom Clancyâ€™s Ghost Recon Breakpoint -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5443207,Verd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6030243,BioShock 2 Remast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788672,Cars 3: driven to w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3973363,Dead Islan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3901376,Diablo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403666,Dead Space Rem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9295420,Crash Team Rum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5542194,Grand Theft Auto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7668222,GRID Lege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054432,Project Cars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535389,F1 Manager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3510228,RIDE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9794073,Star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7595573,The Crew Motorf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0755212,Mortal Komba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6307670,Payday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2668909,Forza Motorsport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328709,Assassin´s Creed Mi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9714780,Lords of the Fa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821095,Cities: Skylines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1503466,The Callisto Protocol Xbox 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3153123,GRID Auto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0685612,FEAR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0190671,MX vs. ATV: Untamed Xbox 3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7529224,Rumble Roses X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9345470,FEAR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5422181,Driver San 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92558,GRID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6481494,FEAR F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5596716,F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188020,Midnight Club Los 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8549433,WRC 6 FIA World Rally Champ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6278, WWE 2K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2916479, Resident Evil 4</text:p>
          </table:table-cell>
          <table:table-cell table:number-columns-repeated="16383"/>
        </table:table-row>
        <table:table-row table:number-rows-repeated="10438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Nicolai Lutander</meta:initial-creator>
    <dc:creator>Nicolai Lutander</dc:creator>
    <meta:creation-date>2023-09-08T16:37:13Z</meta:creation-date>
    <dc:date>2023-09-08T16:37:13Z</dc:date>
  </office:meta>
</office:document-meta>
</file>